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465in"/>
    </style:style>
    <style:style style:name="Table1.B" style:family="table-column">
      <style:table-column-properties style:column-width="1.1076in"/>
    </style:style>
    <style:style style:name="Table1.C" style:family="table-column">
      <style:table-column-properties style:column-width="2.4375in"/>
    </style:style>
    <style:style style:name="Table1.D" style:family="table-column">
      <style:table-column-properties style:column-width="2.33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itle">
      <style:paragraph-properties fo:break-before="page"/>
    </style:style>
    <style:style style:name="P8" style:family="paragraph" style:parent-style-name="Text_20_body">
      <style:text-properties officeooo:rsid="000c1eab" officeooo:paragraph-rsid="000c1eab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Standard">
      <style:text-properties officeooo:rsid="000c1eab" officeooo:paragraph-rsid="000c1eab"/>
    </style:style>
    <style:style style:name="P21" style:family="paragraph" style:parent-style-name="Text_20_body">
      <style:paragraph-properties fo:break-before="page"/>
      <style:text-properties officeooo:rsid="000c1eab" officeooo:paragraph-rsid="000c1eab"/>
    </style:style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sjekt Konservativt</text:h>
      <text:p text:style-name="Text_20_body">Et administrativt prosjekt for det politiske parti Konservativt.</text:p>
      <text:p text:style-name="Text_20_body"><text:span text:style-name="Strong_20_Emphasis">Bruk dette som start i en ny chat:</text:span></text:p>
      <text:p text:style-name="Preformatted_20_Text"><text:span text:style-name="Source_20_Text">Nytt prosjekt: (kort beskrivelse i 1 setning)</text:span></text:p>
      <text:p text:style-name="Preformatted_20_Text"/>
      <text:p text:style-name="Preformatted_20_Text"><text:span text:style-name="Source_20_Text">Teknologi:</text:span></text:p>
      <text:p text:style-name="Preformatted_20_Text"><text:span text:style-name="Source_20_Text">- Django-versjon: 5.2.x (eller ønsket)</text:span></text:p>
      <text:p text:style-name="Preformatted_20_Text"><text:span text:style-name="Source_20_Text">- Database: (SQLite/MySQL/PostgreSQL)</text:span></text:p>
      <text:p text:style-name="Preformatted_20_Text"><text:span text:style-name="Source_20_Text">- Server: (lokalt / q1.no med Gunicorn+Nginx)</text:span></text:p>
      <text:p text:style-name="Preformatted_20_Text"><text:span text:style-name="Source_20_Text">- Python-versjon: (3.12/3.13)</text:span></text:p>
      <text:p text:style-name="Preformatted_20_Text"/>
      <text:p text:style-name="Preformatted_20_Text"><text:span text:style-name="Source_20_Text">App(er):</text:span></text:p>
      <text:p text:style-name="Preformatted_20_Text"><text:span text:style-name="Source_20_Text">- Navn på første app: (f.eks. medlemmer)</text:span></text:p>
      <text:p text:style-name="Preformatted_20_Text"><text:span text:style-name="Source_20_Text">- Formål: (én setning)</text:span></text:p>
      <text:p text:style-name="Preformatted_20_Text"/>
      <text:p text:style-name="Preformatted_20_Text"><text:span text:style-name="Source_20_Text">Modeller (skisse):</text:span></text:p>
      <text:p text:style-name="Preformatted_20_Text"><text:span text:style-name="Source_20_Text">- ModellA: felt (navn: type, …)</text:span></text:p>
      <text:p text:style-name="Preformatted_20_Text"><text:span text:style-name="Source_20_Text">- ModellB: …</text:span></text:p>
      <text:p text:style-name="Preformatted_20_Text"/>
      <text:p text:style-name="Preformatted_20_Text"><text:span text:style-name="Source_20_Text">URL-er/sider:</text:span></text:p>
      <text:p text:style-name="Preformatted_20_Text"><text:span text:style-name="Source_20_Text">- GET / <text:s text:c="13"/>→ (hva skal vises)</text:span></text:p>
      <text:p text:style-name="Preformatted_20_Text"><text:span text:style-name="Source_20_Text">- GET/POST /ny/ <text:s text:c="5"/>→ (skjema)</text:span></text:p>
      <text:p text:style-name="Preformatted_20_Text"><text:span text:style-name="Source_20_Text">- GET /liste/ <text:s text:c="7"/>→ (oversikt)</text:span></text:p>
      <text:p text:style-name="Preformatted_20_Text"><text:span text:style-name="Source_20_Text">- (andre…)</text:span></text:p>
      <text:p text:style-name="Preformatted_20_Text"/>
      <text:p text:style-name="Preformatted_20_Text"><text:span text:style-name="Source_20_Text">Autentisering/tilgang:</text:span></text:p>
      <text:p text:style-name="Preformatted_20_Text"><text:span text:style-name="Source_20_Text">- Åpne sider: (hvilke)</text:span></text:p>
      <text:p text:style-name="Preformatted_20_Text"><text:span text:style-name="Source_20_Text">- Innlogging kreves: (hvilke)</text:span></text:p>
      <text:p text:style-name="Preformatted_20_Text"/>
      <text:p text:style-name="Preformatted_20_Text"><text:span text:style-name="Source_20_Text">UI:</text:span></text:p>
      <text:p text:style-name="Preformatted_20_Text"><text:span text:style-name="Source_20_Text">- Enkel base.html? <text:s/>(ja/nei)</text:span></text:p>
      <text:p text:style-name="Preformatted_20_Text"><text:span text:style-name="Source_20_Text">- Behov for logo/static? (ja/nei)</text:span></text:p>
      <text:p text:style-name="Preformatted_20_Text"/>
      <text:p text:style-name="Preformatted_20_Text"><text:span text:style-name="Source_20_Text">Deploy:</text:span></text:p>
      <text:p text:style-name="Preformatted_20_Text"><text:span text:style-name="Source_20_Text">- Trenger oppsett for collectstatic? (ja/nei)</text:span></text:p>
      <text:p text:style-name="P1"><text:span text:style-name="Source_20_Text">- Domene/host: (om aktuelt)</text:span></text:p>
      <text:p text:style-name="Text_20_body">Vil du i tillegg ha en <text:span text:style-name="Strong_20_Emphasis">Quickstart</text:span>-mal, si fra i den nye chatten—jeg kan gi ferdige kommandoer (<text:span text:style-name="Source_20_Text">django-admin startproject</text:span>, <text:span text:style-name="Source_20_Text">startapp</text:span>, <text:span text:style-name="Source_20_Text">settings.py</text:span>-mal, <text:span text:style-name="Source_20_Text">urls.py</text:span>, første view + template) tilpasset akkurat valgene dine. 🚀</text:p>
      <text:p text:style-name="Horizontal_20_Line"/>
      <text:h text:style-name="Heading_20_2" text:outline-level="2">Prefylt eksempel (tilpasset dagens oppsett på q0.no)</text:h>
      <text:p text:style-name="Preformatted_20_Text"><text:span text:style-name="Source_20_Text">Nytt prosjekt: Medlemssystem for Konservativt – registrering, roller og enkel økonomi.</text:span></text:p>
      <text:p text:style-name="Preformatted_20_Text"/>
      <text:p text:style-name="Preformatted_20_Text"><text:span text:style-name="Source_20_Text">Teknologi:</text:span></text:p>
      <text:p text:style-name="Preformatted_20_Text"><text:span text:style-name="Source_20_Text">- Django-versjon: 5.2.x</text:span></text:p>
      <text:p text:style-name="Preformatted_20_Text"><text:span text:style-name="Source_20_Text">- Database: MySQL (bjornno11_django_medlem)</text:span></text:p>
      <text:p text:style-name="Preformatted_20_Text"><text:span text:style-name="Source_20_Text">- Server: q0.no (Gunicorn + Nginx)</text:span></text:p>
      <text:p text:style-name="Preformatted_20_Text"><text:soft-page-break/><text:span text:style-name="Source_20_Text">- Python-versjon: 3.12</text:span></text:p>
      <text:p text:style-name="Preformatted_20_Text"/>
      <text:p text:style-name="Preformatted_20_Text"><text:span text:style-name="Source_20_Text">App(er):</text:span></text:p>
      <text:p text:style-name="Preformatted_20_Text"><text:span text:style-name="Source_20_Text">- Navn på første app: medlemmer</text:span></text:p>
      <text:p text:style-name="Preformatted_20_Text"><text:span text:style-name="Source_20_Text">- Formål: Registrere og vedlikeholde medlemmer, med kobling til organisasjonsledd og verv.</text:span></text:p>
      <text:p text:style-name="Preformatted_20_Text"/>
      <text:p text:style-name="Preformatted_20_Text"><text:span text:style-name="Source_20_Text">Modeller (skisse):</text:span></text:p>
      <text:p text:style-name="Preformatted_20_Text"><text:span text:style-name="Source_20_Text">- Medlem: fornavn:str, etternavn:str, epost:str(unique), telefon:str, fodselsdato:date(null), kjonn:char(1,null), postnummer:FK(Postnummer), status:int(default=0)</text:span></text:p>
      <text:p text:style-name="Preformatted_20_Text"><text:span text:style-name="Source_20_Text">- Organisasjonsledd: navn:str, nivå:char(10), fylke:FK(Fylke|null)</text:span></text:p>
      <text:p text:style-name="Preformatted_20_Text"><text:span text:style-name="Source_20_Text">- Verv: navn:str, beskrivelse:text(null)</text:span></text:p>
      <text:p text:style-name="Preformatted_20_Text"><text:span text:style-name="Source_20_Text">- MedlemsVerv: medlem:FK(Medlem), verv:FK(Verv), nivå:char(10), lokallag_id:int(null), fylkeslag_id:int(null), start:date, slutt:date(null)</text:span></text:p>
      <text:p text:style-name="Preformatted_20_Text"/>
      <text:p text:style-name="Preformatted_20_Text"><text:span text:style-name="Source_20_Text">URL-er/sider:</text:span></text:p>
      <text:p text:style-name="Preformatted_20_Text"><text:span text:style-name="Source_20_Text">- GET / <text:s text:c="17"/>→ enkel dashboard/velkommen (krever innlogging)</text:span></text:p>
      <text:p text:style-name="Preformatted_20_Text"><text:span text:style-name="Source_20_Text">- GET/POST /ny/ <text:s text:c="9"/>→ skjema for nytt medlem</text:span></text:p>
      <text:p text:style-name="Preformatted_20_Text"><text:span text:style-name="Source_20_Text">- GET /liste/ <text:s text:c="11"/>→ tabell/oversikt over medlemmer</text:span></text:p>
      <text:p text:style-name="Preformatted_20_Text"><text:span text:style-name="Source_20_Text">- GET/POST /verv/ny/ <text:s text:c="4"/>→ tildel verv til medlem</text:span></text:p>
      <text:p text:style-name="Preformatted_20_Text"><text:span text:style-name="Source_20_Text">- GET /login/ <text:s text:c="11"/>→ innlogging</text:span></text:p>
      <text:p text:style-name="Preformatted_20_Text"><text:span text:style-name="Source_20_Text">- GET /admin/ <text:s text:c="11"/>→ Django admin</text:span></text:p>
      <text:p text:style-name="Preformatted_20_Text"/>
      <text:p text:style-name="Preformatted_20_Text"><text:span text:style-name="Source_20_Text">Autentisering/tilgang:</text:span></text:p>
      <text:p text:style-name="Preformatted_20_Text"><text:span text:style-name="Source_20_Text">- Åpne sider: /login/</text:span></text:p>
      <text:p text:style-name="Preformatted_20_Text"><text:span text:style-name="Source_20_Text">- Innlogging kreves: /, /ny/, /liste/, /verv/*, /admin/</text:span></text:p>
      <text:p text:style-name="Preformatted_20_Text"/>
      <text:p text:style-name="Preformatted_20_Text"><text:span text:style-name="Source_20_Text">UI:</text:span></text:p>
      <text:p text:style-name="Preformatted_20_Text"><text:span text:style-name="Source_20_Text">- Enkel base.html? <text:s/>ja</text:span></text:p>
      <text:p text:style-name="Preformatted_20_Text"><text:span text:style-name="Source_20_Text">- Behov for logo/static? ja (logo for Konservativt + enkel navbar)</text:span></text:p>
      <text:p text:style-name="Preformatted_20_Text"/>
      <text:p text:style-name="Preformatted_20_Text"><text:span text:style-name="Source_20_Text">Deploy:</text:span></text:p>
      <text:p text:style-name="Preformatted_20_Text"><text:span text:style-name="Source_20_Text">- Trenger oppsett for collectstatic? ja (Nginx + WhiteNoise valgfritt)</text:span></text:p>
      <text:p text:style-name="P1"><text:span text:style-name="Source_20_Text">- Domene/host: q0.no/medlem</text:span></text:p>
      <text:p text:style-name="Standard"/>
      <text:p text:style-name="Standard"/>
      <text:h text:style-name="P2" text:outline-level="1">Konservativt – Django 5.2 Quickstart</text:h>
      <text:p text:style-name="Text_20_body">Dette er en komplett oppstartspakke med valg, kommandoliste, filutdrag og deploy for et nytt prosjekt <text:span text:style-name="Strong_20_Emphasis">Konservativt</text:span>. Den er laget for <text:span text:style-name="Strong_20_Emphasis">lokal utvikling (SQLite)</text:span> og <text:span text:style-name="Strong_20_Emphasis">produksjon på q0.no med Gunicorn+Nginx (MySQL)</text:span>.</text:p>
      <text:p text:style-name="Horizontal_20_Line"/>
      <text:h text:style-name="Heading_20_2" text:outline-level="2">1) Valg (utfylt fra malen)</text:h>
      <text:list text:style-name="L1">
        <text:list-item>
          <text:p text:style-name="P3"><text:span text:style-name="Strong_20_Emphasis">Django</text:span>: 5.2.x</text:p>
        </text:list-item>
        <text:list-item>
          <text:p text:style-name="P3"><text:span text:style-name="Strong_20_Emphasis">Python</text:span>: 3.12</text:p>
        </text:list-item>
        <text:list-item>
          <text:p text:style-name="P3"><text:span text:style-name="Strong_20_Emphasis">Database (dev)</text:span>: SQLite</text:p>
        </text:list-item>
        <text:list-item>
          <text:p text:style-name="P3"><text:span text:style-name="Strong_20_Emphasis">Database (prod)</text:span>: MySQL 8</text:p>
        </text:list-item>
        <text:list-item>
          <text:p text:style-name="P3"><text:span text:style-name="Strong_20_Emphasis">Server (prod)</text:span>: q0.no • Gunicorn + Nginx</text:p>
        </text:list-item>
        <text:list-item>
          <text:p text:style-name="P3"><text:span text:style-name="Strong_20_Emphasis">Første app</text:span>: <text:span text:style-name="Source_20_Text">medlemmer</text:span></text:p>
        </text:list-item>
        <text:list-item>
          <text:p text:style-name="P3"><text:span text:style-name="Strong_20_Emphasis">Formål</text:span>: Registrere og liste medlemmer (fornavn, etternavn, e‑post, telefon) – minimal MVP som kan utvides.</text:p>
        </text:list-item>
        <text:list-item>
          <text:p text:style-name="P3"><text:span text:style-name="Strong_20_Emphasis">Åpne sider</text:span>: <text:span text:style-name="Source_20_Text">/</text:span> (hjem), <text:span text:style-name="Source_20_Text">/medlemmer/ny/</text:span> (skjema)</text:p>
        </text:list-item>
        <text:list-item>
          <text:p text:style-name="P3"><text:span text:style-name="Strong_20_Emphasis">Innlogging kreves</text:span>: <text:span text:style-name="Source_20_Text">/medlemmer/liste/</text:span></text:p>
        </text:list-item>
        <text:list-item>
          <text:p text:style-name="P3"><text:span text:style-name="Strong_20_Emphasis">UI</text:span>: Enkel <text:span text:style-name="Source_20_Text">base.html</text:span> + logo/static (ja)</text:p>
        </text:list-item>
        <text:list-item>
          <text:p text:style-name="P3"><text:span text:style-name="Strong_20_Emphasis">Deploy</text:span>: <text:span text:style-name="Source_20_Text">collectstatic</text:span> (ja)</text:p>
        </text:list-item>
      </text:list>
      <text:p text:style-name="Quotations">Kan endres når som helst, men dette gir en kjørbar kjerne umiddelbart.</text:p>
      <text:p text:style-name="Horizontal_20_Line"/>
      <text:h text:style-name="Heading_20_2" text:outline-level="2">2) Mappestruktur (etter oppsett)</text:h>
      <text:p text:style-name="Preformatted_20_Text"><text:span text:style-name="Source_20_Text">konservativt/</text:span></text:p>
      <text:p text:style-name="Preformatted_20_Text"><text:span text:style-name="Source_20_Text">├─ manage.py</text:span></text:p>
      <text:p text:style-name="Preformatted_20_Text"><text:span text:style-name="Source_20_Text">├─ .env <text:s text:c="14"/># hemmeligheter/DB-variabler</text:span></text:p>
      <text:p text:style-name="Preformatted_20_Text"><text:span text:style-name="Source_20_Text">├─ requirements.txt</text:span></text:p>
      <text:p text:style-name="Preformatted_20_Text"><text:span text:style-name="Source_20_Text">├─ konservativt/ <text:s text:c="5"/># prosjektpakke</text:span></text:p>
      <text:p text:style-name="Preformatted_20_Text"><text:span text:style-name="Source_20_Text">│ <text:s/>├─ __init__.py</text:span></text:p>
      <text:p text:style-name="Preformatted_20_Text"><text:span text:style-name="Source_20_Text">│ <text:s/>├─ settings.py</text:span></text:p>
      <text:p text:style-name="Preformatted_20_Text"><text:span text:style-name="Source_20_Text">│ <text:s/>├─ urls.py</text:span></text:p>
      <text:p text:style-name="Preformatted_20_Text"><text:span text:style-name="Source_20_Text">│ <text:s/>├─ asgi.py</text:span></text:p>
      <text:p text:style-name="Preformatted_20_Text"><text:span text:style-name="Source_20_Text">│ <text:s/>└─ wsgi.py</text:span></text:p>
      <text:p text:style-name="Preformatted_20_Text"><text:span text:style-name="Source_20_Text">├─ medlemmer/ <text:s text:c="8"/># app</text:span></text:p>
      <text:p text:style-name="Preformatted_20_Text"><text:span text:style-name="Source_20_Text">│ <text:s/>├─ __init__.py</text:span></text:p>
      <text:p text:style-name="Preformatted_20_Text"><text:span text:style-name="Source_20_Text">│ <text:s/>├─ admin.py</text:span></text:p>
      <text:p text:style-name="Preformatted_20_Text"><text:span text:style-name="Source_20_Text">│ <text:s/>├─ apps.py</text:span></text:p>
      <text:p text:style-name="Preformatted_20_Text"><text:soft-page-break/><text:span text:style-name="Source_20_Text">│ <text:s/>├─ forms.py</text:span></text:p>
      <text:p text:style-name="Preformatted_20_Text"><text:span text:style-name="Source_20_Text">│ <text:s/>├─ migrations/</text:span></text:p>
      <text:p text:style-name="Preformatted_20_Text"><text:span text:style-name="Source_20_Text">│ <text:s/>├─ models.py</text:span></text:p>
      <text:p text:style-name="Preformatted_20_Text"><text:span text:style-name="Source_20_Text">│ <text:s/>├─ tests.py</text:span></text:p>
      <text:p text:style-name="Preformatted_20_Text"><text:span text:style-name="Source_20_Text">│ <text:s/>└─ views.py</text:span></text:p>
      <text:p text:style-name="Preformatted_20_Text"><text:span text:style-name="Source_20_Text">├─ templates/</text:span></text:p>
      <text:p text:style-name="Preformatted_20_Text"><text:span text:style-name="Source_20_Text">│ <text:s/>├─ base.html</text:span></text:p>
      <text:p text:style-name="Preformatted_20_Text"><text:span text:style-name="Source_20_Text">│ <text:s/>├─ index.html</text:span></text:p>
      <text:p text:style-name="Preformatted_20_Text"><text:span text:style-name="Source_20_Text">│ <text:s/>└─ medlemmer/</text:span></text:p>
      <text:p text:style-name="Preformatted_20_Text"><text:span text:style-name="Source_20_Text">│ <text:s text:c="4"/>├─ medlem_form.html</text:span></text:p>
      <text:p text:style-name="Preformatted_20_Text"><text:span text:style-name="Source_20_Text">│ <text:s text:c="4"/>└─ medlem_list.html</text:span></text:p>
      <text:p text:style-name="Preformatted_20_Text"><text:span text:style-name="Source_20_Text">└─ static/</text:span></text:p>
      <text:p text:style-name="P1"><text:span text:style-name="Source_20_Text"><text:s text:c="3"/>└─ img/logo.svg <text:s text:c="3"/># valgfritt</text:span></text:p>
      <text:p text:style-name="Horizontal_20_Line"/>
      <text:h text:style-name="Heading_20_2" text:outline-level="2">3) Hurtigkommandoer (DEV – lokalt)</text:h>
      <text:p text:style-name="Preformatted_20_Text"><text:span text:style-name="Source_20_Text"># 1) Opprett mappe og venv</text:span></text:p>
      <text:p text:style-name="Preformatted_20_Text"><text:span text:style-name="Source_20_Text">mkdir konservativt &amp;&amp; cd konservativt</text:span></text:p>
      <text:p text:style-name="Preformatted_20_Text"><text:span text:style-name="Source_20_Text">python3.12 -m venv .venv</text:span></text:p>
      <text:p text:style-name="Preformatted_20_Text"><text:span text:style-name="Source_20_Text">source .venv/bin/activate</text:span></text:p>
      <text:p text:style-name="Preformatted_20_Text"/>
      <text:p text:style-name="Preformatted_20_Text"><text:span text:style-name="Source_20_Text"># 2) Installer pakker</text:span></text:p>
      <text:p text:style-name="Preformatted_20_Text"><text:span text:style-name="Source_20_Text">python -m pip install --upgrade pip</text:span></text:p>
      <text:p text:style-name="Preformatted_20_Text"><text:span text:style-name="Source_20_Text">pip install "Django~=5.2" mysqlclient python-dotenv</text:span></text:p>
      <text:p text:style-name="Preformatted_20_Text"/>
      <text:p text:style-name="Preformatted_20_Text"><text:span text:style-name="Source_20_Text"># 3) Start prosjekt og app</text:span></text:p>
      <text:p text:style-name="Preformatted_20_Text"><text:span text:style-name="Source_20_Text">django-admin startproject konservativt .</text:span></text:p>
      <text:p text:style-name="Preformatted_20_Text"><text:span text:style-name="Source_20_Text">python manage.py startapp medlemmer</text:span></text:p>
      <text:p text:style-name="Preformatted_20_Text"/>
      <text:p text:style-name="Preformatted_20_Text"><text:span text:style-name="Source_20_Text"># 4) requirements</text:span></text:p>
      <text:p text:style-name="Preformatted_20_Text"><text:span text:style-name="Source_20_Text">pip freeze &gt; requirements.txt</text:span></text:p>
      <text:p text:style-name="Preformatted_20_Text"/>
      <text:p text:style-name="Preformatted_20_Text"><text:span text:style-name="Source_20_Text"># 5) Lag .env (se eksempel under) og oppdater settings.py (se nedenfor)</text:span></text:p>
      <text:p text:style-name="Preformatted_20_Text"/>
      <text:p text:style-name="Preformatted_20_Text"><text:span text:style-name="Source_20_Text"># 6) Migrer og kjør</text:span></text:p>
      <text:p text:style-name="Preformatted_20_Text"><text:span text:style-name="Source_20_Text">python manage.py migrate</text:span></text:p>
      <text:p text:style-name="Preformatted_20_Text"><text:span text:style-name="Source_20_Text">python manage.py createsuperuser</text:span></text:p>
      <text:p text:style-name="P1"><text:span text:style-name="Source_20_Text">python manage.py runserver</text:span></text:p>
      <text:p text:style-name="Horizontal_20_Line"/>
      <text:h text:style-name="Heading_20_2" text:outline-level="2">4) <text:span text:style-name="Source_20_Text">.env</text:span> (eksempel)</text:h>
      <text:p text:style-name="Preformatted_20_Text"><text:span text:style-name="Source_20_Text">DJANGO_SECRET_KEY=bytt-til-en-lang-unik-hemmelig-nokkel</text:span></text:p>
      <text:p text:style-name="Preformatted_20_Text"><text:span text:style-name="Source_20_Text">DJANGO_DEBUG=1</text:span></text:p>
      <text:p text:style-name="Preformatted_20_Text"><text:span text:style-name="Source_20_Text">ALLOWED_HOSTS=localhost,127.0.0.1</text:span></text:p>
      <text:p text:style-name="Preformatted_20_Text"/>
      <text:p text:style-name="Preformatted_20_Text"><text:span text:style-name="Source_20_Text"># Prod-DB (brukes på server – la stå tomt lokalt)</text:span></text:p>
      <text:p text:style-name="Preformatted_20_Text"><text:span text:style-name="Source_20_Text">DB_NAME=bjornno11_django_medlem</text:span></text:p>
      <text:p text:style-name="Preformatted_20_Text"><text:span text:style-name="Source_20_Text">DB_USER=dbuser</text:span></text:p>
      <text:p text:style-name="Preformatted_20_Text"><text:span text:style-name="Source_20_Text">DB_PASSWORD=dbpass</text:span></text:p>
      <text:p text:style-name="Preformatted_20_Text"><text:span text:style-name="Source_20_Text">DB_HOST=localhost</text:span></text:p>
      <text:p text:style-name="P1"><text:span text:style-name="Source_20_Text">DB_PORT=3306</text:span></text:p>
      <text:p text:style-name="Horizontal_20_Line"/>
      <text:h text:style-name="Heading_20_2" text:outline-level="2"><text:soft-page-break/>5) <text:span text:style-name="Source_20_Text">konservativt/settings.py</text:span> – viktige utdrag</text:h>
      <text:p text:style-name="Quotations">Legg til/endre følgende biter.</text:p>
      <text:p text:style-name="Preformatted_20_Text"><text:span text:style-name="Source_20_Text">from pathlib import Path</text:span></text:p>
      <text:p text:style-name="Preformatted_20_Text"><text:span text:style-name="Source_20_Text">import os</text:span></text:p>
      <text:p text:style-name="Preformatted_20_Text"><text:span text:style-name="Source_20_Text">from dotenv import load_dotenv</text:span></text:p>
      <text:p text:style-name="Preformatted_20_Text"/>
      <text:p text:style-name="Preformatted_20_Text"><text:span text:style-name="Source_20_Text">BASE_DIR = Path(__file__).resolve().parent.parent</text:span></text:p>
      <text:p text:style-name="Preformatted_20_Text"><text:span text:style-name="Source_20_Text">load_dotenv(BASE_DIR / '.env')</text:span></text:p>
      <text:p text:style-name="Preformatted_20_Text"/>
      <text:p text:style-name="Preformatted_20_Text"><text:span text:style-name="Source_20_Text">SECRET_KEY = os.getenv('DJANGO_SECRET_KEY', 'dev-insecure-key')</text:span></text:p>
      <text:p text:style-name="Preformatted_20_Text"><text:span text:style-name="Source_20_Text">DEBUG = os.getenv('DJANGO_DEBUG', '0') == '1'</text:span></text:p>
      <text:p text:style-name="Preformatted_20_Text"><text:span text:style-name="Source_20_Text">ALLOWED_HOSTS = [h.strip() for h in os.getenv('ALLOWED_HOSTS', '').split(',') if h.strip()] or ["*"]</text:span></text:p>
      <text:p text:style-name="Preformatted_20_Text"/>
      <text:p text:style-name="Preformatted_20_Text"><text:span text:style-name="Source_20_Text">INSTALLED_APPS = [</text:span></text:p>
      <text:p text:style-name="Preformatted_20_Text"><text:span text:style-name="Source_20_Text"><text:s text:c="4"/>'django.contrib.admin',</text:span></text:p>
      <text:p text:style-name="Preformatted_20_Text"><text:span text:style-name="Source_20_Text"><text:s text:c="4"/>'django.contrib.auth',</text:span></text:p>
      <text:p text:style-name="Preformatted_20_Text"><text:span text:style-name="Source_20_Text"><text:s text:c="4"/>'django.contrib.contenttypes',</text:span></text:p>
      <text:p text:style-name="Preformatted_20_Text"><text:span text:style-name="Source_20_Text"><text:s text:c="4"/>'django.contrib.sessions',</text:span></text:p>
      <text:p text:style-name="Preformatted_20_Text"><text:span text:style-name="Source_20_Text"><text:s text:c="4"/>'django.contrib.messages',</text:span></text:p>
      <text:p text:style-name="Preformatted_20_Text"><text:span text:style-name="Source_20_Text"><text:s text:c="4"/>'django.contrib.staticfiles',</text:span></text:p>
      <text:p text:style-name="Preformatted_20_Text"><text:span text:style-name="Source_20_Text"><text:s text:c="4"/>'medlemmer',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MIDDLEWARE = [</text:span></text:p>
      <text:p text:style-name="Preformatted_20_Text"><text:span text:style-name="Source_20_Text"><text:s text:c="4"/>'django.middleware.security.SecurityMiddleware',</text:span></text:p>
      <text:p text:style-name="Preformatted_20_Text"><text:span text:style-name="Source_20_Text"><text:s text:c="4"/>'django.contrib.sessions.middleware.SessionMiddleware',</text:span></text:p>
      <text:p text:style-name="Preformatted_20_Text"><text:span text:style-name="Source_20_Text"><text:s text:c="4"/>'django.middleware.common.CommonMiddleware',</text:span></text:p>
      <text:p text:style-name="Preformatted_20_Text"><text:span text:style-name="Source_20_Text"><text:s text:c="4"/>'django.middleware.csrf.CsrfViewMiddleware',</text:span></text:p>
      <text:p text:style-name="Preformatted_20_Text"><text:span text:style-name="Source_20_Text"><text:s text:c="4"/>'django.contrib.auth.middleware.AuthenticationMiddleware',</text:span></text:p>
      <text:p text:style-name="Preformatted_20_Text"><text:span text:style-name="Source_20_Text"><text:s text:c="4"/>'django.contrib.messages.middleware.MessageMiddleware',</text:span></text:p>
      <text:p text:style-name="Preformatted_20_Text"><text:span text:style-name="Source_20_Text"><text:s text:c="4"/>'django.middleware.clickjacking.XFrameOptionsMiddleware',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ROOT_URLCONF = 'konservativt.urls'</text:span></text:p>
      <text:p text:style-name="Preformatted_20_Text"><text:span text:style-name="Source_20_Text">TEMPLATES = [</text:span></text:p>
      <text:p text:style-name="Preformatted_20_Text"><text:span text:style-name="Source_20_Text"><text:s text:c="4"/>{</text:span></text:p>
      <text:p text:style-name="Preformatted_20_Text"><text:span text:style-name="Source_20_Text"><text:s text:c="8"/>'BACKEND': 'django.template.backends.django.DjangoTemplates',</text:span></text:p>
      <text:p text:style-name="Preformatted_20_Text"><text:span text:style-name="Source_20_Text"><text:s text:c="8"/>'DIRS': [BASE_DIR / 'templates'],</text:span></text:p>
      <text:p text:style-name="Preformatted_20_Text"><text:span text:style-name="Source_20_Text"><text:s text:c="8"/>'APP_DIRS': True,</text:span></text:p>
      <text:p text:style-name="Preformatted_20_Text"><text:span text:style-name="Source_20_Text"><text:s text:c="8"/>'OPTIONS': {</text:span></text:p>
      <text:p text:style-name="Preformatted_20_Text"><text:span text:style-name="Source_20_Text"><text:s text:c="12"/>'context_processors': [</text:span></text:p>
      <text:p text:style-name="Preformatted_20_Text"><text:span text:style-name="Source_20_Text"><text:s text:c="16"/>'django.template.context_processors.debug',</text:span></text:p>
      <text:p text:style-name="Preformatted_20_Text"><text:span text:style-name="Source_20_Text"><text:s text:c="16"/>'django.template.context_processors.request',</text:span></text:p>
      <text:p text:style-name="Preformatted_20_Text"><text:span text:style-name="Source_20_Text"><text:s text:c="16"/>'django.contrib.auth.context_processors.auth',</text:span></text:p>
      <text:p text:style-name="Preformatted_20_Text"><text:span text:style-name="Source_20_Text"><text:s text:c="16"/>'django.contrib.messages.context_processors.messages',</text:span></text:p>
      <text:p text:style-name="Preformatted_20_Text"><text:span text:style-name="Source_20_Text"><text:s text:c="12"/>],</text:span></text:p>
      <text:p text:style-name="Preformatted_20_Text"><text:span text:style-name="Source_20_Text"><text:s text:c="8"/>},</text:span></text:p>
      <text:p text:style-name="Preformatted_20_Text"><text:span text:style-name="Source_20_Text"><text:s text:c="4"/>},</text:span></text:p>
      <text:p text:style-name="Preformatted_20_Text"><text:span text:style-name="Source_20_Text">]</text:span></text:p>
      <text:p text:style-name="Preformatted_20_Text"><text:span text:style-name="Source_20_Text">WSGI_APPLICATION = 'konservativt.wsgi.application'</text:span></text:p>
      <text:p text:style-name="Preformatted_20_Text"/>
      <text:p text:style-name="Preformatted_20_Text"><text:span text:style-name="Source_20_Text"># DB: SQLite i dev (når DB_NAME ikke satt), ellers MySQL</text:span></text:p>
      <text:p text:style-name="Preformatted_20_Text"><text:span text:style-name="Source_20_Text">if os.getenv('DB_NAME'):</text:span></text:p>
      <text:p text:style-name="Preformatted_20_Text"><text:span text:style-name="Source_20_Text"><text:s text:c="4"/>DATABASES = {</text:span></text:p>
      <text:p text:style-name="Preformatted_20_Text"><text:span text:style-name="Source_20_Text"><text:s text:c="8"/>'default': {</text:span></text:p>
      <text:p text:style-name="Preformatted_20_Text"><text:soft-page-break/><text:span text:style-name="Source_20_Text"><text:s text:c="12"/>'ENGINE': 'django.db.backends.mysql',</text:span></text:p>
      <text:p text:style-name="Preformatted_20_Text"><text:span text:style-name="Source_20_Text"><text:s text:c="12"/>'NAME': os.getenv('DB_NAME'),</text:span></text:p>
      <text:p text:style-name="Preformatted_20_Text"><text:span text:style-name="Source_20_Text"><text:s text:c="12"/>'USER': os.getenv('DB_USER'),</text:span></text:p>
      <text:p text:style-name="Preformatted_20_Text"><text:span text:style-name="Source_20_Text"><text:s text:c="12"/>'PASSWORD': os.getenv('DB_PASSWORD'),</text:span></text:p>
      <text:p text:style-name="Preformatted_20_Text"><text:span text:style-name="Source_20_Text"><text:s text:c="12"/>'HOST': os.getenv('DB_HOST', 'localhost'),</text:span></text:p>
      <text:p text:style-name="Preformatted_20_Text"><text:span text:style-name="Source_20_Text"><text:s text:c="12"/>'PORT': os.getenv('DB_PORT', '3306'),</text:span></text:p>
      <text:p text:style-name="Preformatted_20_Text"><text:span text:style-name="Source_20_Text"><text:s text:c="12"/>'OPTIONS': {</text:span></text:p>
      <text:p text:style-name="Preformatted_20_Text"><text:span text:style-name="Source_20_Text"><text:s text:c="16"/>'charset': 'utf8mb4',</text:span></text:p>
      <text:p text:style-name="Preformatted_20_Text"><text:span text:style-name="Source_20_Text"><text:s text:c="16"/>'use_unicode': True,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else:</text:span></text:p>
      <text:p text:style-name="Preformatted_20_Text"><text:span text:style-name="Source_20_Text"><text:s text:c="4"/>DATABASES = {</text:span></text:p>
      <text:p text:style-name="Preformatted_20_Text"><text:span text:style-name="Source_20_Text"><text:s text:c="8"/>'default': {</text:span></text:p>
      <text:p text:style-name="Preformatted_20_Text"><text:span text:style-name="Source_20_Text"><text:s text:c="12"/>'ENGINE': 'django.db.backends.sqlite3',</text:span></text:p>
      <text:p text:style-name="Preformatted_20_Text"><text:span text:style-name="Source_20_Text"><text:s text:c="12"/>'NAME': BASE_DIR / 'db.sqlite3',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AUTH_PASSWORD_VALIDATORS = [</text:span></text:p>
      <text:p text:style-name="Preformatted_20_Text"><text:span text:style-name="Source_20_Text"><text:s text:c="4"/>{'NAME': 'django.contrib.auth.password_validation.UserAttributeSimilarityValidator'},</text:span></text:p>
      <text:p text:style-name="Preformatted_20_Text"><text:span text:style-name="Source_20_Text"><text:s text:c="4"/>{'NAME': 'django.contrib.auth.password_validation.MinimumLengthValidator'},</text:span></text:p>
      <text:p text:style-name="Preformatted_20_Text"><text:span text:style-name="Source_20_Text"><text:s text:c="4"/>{'NAME': 'django.contrib.auth.password_validation.CommonPasswordValidator'},</text:span></text:p>
      <text:p text:style-name="Preformatted_20_Text"><text:span text:style-name="Source_20_Text"><text:s text:c="4"/>{'NAME': 'django.contrib.auth.password_validation.NumericPasswordValidator'},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LANGUAGE_CODE = 'nb'</text:span></text:p>
      <text:p text:style-name="Preformatted_20_Text"><text:span text:style-name="Source_20_Text">TIME_ZONE = 'Europe/Oslo'</text:span></text:p>
      <text:p text:style-name="Preformatted_20_Text"><text:span text:style-name="Source_20_Text">USE_I18N = True</text:span></text:p>
      <text:p text:style-name="Preformatted_20_Text"><text:span text:style-name="Source_20_Text">USE_TZ = True</text:span></text:p>
      <text:p text:style-name="Preformatted_20_Text"/>
      <text:p text:style-name="Preformatted_20_Text"><text:span text:style-name="Source_20_Text">STATIC_URL = 'static/'</text:span></text:p>
      <text:p text:style-name="Preformatted_20_Text"><text:span text:style-name="Source_20_Text">STATICFILES_DIRS = [BASE_DIR / 'static'] if DEBUG else []</text:span></text:p>
      <text:p text:style-name="Preformatted_20_Text"><text:span text:style-name="Source_20_Text">STATIC_ROOT = BASE_DIR / 'staticfiles'</text:span></text:p>
      <text:p text:style-name="Preformatted_20_Text"/>
      <text:p text:style-name="Preformatted_20_Text"><text:span text:style-name="Source_20_Text">DEFAULT_AUTO_FIELD = 'django.db.models.BigAutoField'</text:span></text:p>
      <text:p text:style-name="Preformatted_20_Text"><text:span text:style-name="Source_20_Text">LOGIN_URL = '/admin/login/'</text:span></text:p>
      <text:p text:style-name="P1"><text:span text:style-name="Source_20_Text">LOGIN_REDIRECT_URL = '/'</text:span></text:p>
      <text:p text:style-name="Horizontal_20_Line"/>
      <text:h text:style-name="Heading_20_2" text:outline-level="2">6) <text:span text:style-name="Source_20_Text">medlemmer/models.py</text:span></text:h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class Medlem(models.Model):</text:span></text:p>
      <text:p text:style-name="Preformatted_20_Text"><text:span text:style-name="Source_20_Text"><text:s text:c="4"/>fornavn = models.CharField(max_length=100)</text:span></text:p>
      <text:p text:style-name="Preformatted_20_Text"><text:span text:style-name="Source_20_Text"><text:s text:c="4"/>etternavn = models.CharField(max_length=100)</text:span></text:p>
      <text:p text:style-name="Preformatted_20_Text"><text:span text:style-name="Source_20_Text"><text:s text:c="4"/>epost = models.EmailField(unique=True)</text:span></text:p>
      <text:p text:style-name="Preformatted_20_Text"><text:span text:style-name="Source_20_Text"><text:s text:c="4"/>telefon = models.CharField(max_length=20, blank=True)</text:span></text:p>
      <text:p text:style-name="Preformatted_20_Text"><text:span text:style-name="Source_20_Text"><text:s text:c="4"/>opprettet = models.DateTimeField(auto_now_add=True)</text:span></text:p>
      <text:p text:style-name="Preformatted_20_Text"><text:span text:style-name="Source_20_Text"><text:s text:c="4"/>oppdatert = models.DateTimeField(auto_now=True)</text:span></text:p>
      <text:p text:style-name="Preformatted_20_Text"/>
      <text:p text:style-name="Preformatted_20_Text"><text:span text:style-name="Source_20_Text"><text:s text:c="4"/>class Meta:</text:span></text:p>
      <text:p text:style-name="Preformatted_20_Text"><text:span text:style-name="Source_20_Text"><text:s text:c="8"/>ordering = ['etternavn', 'fornavn']</text:span></text:p>
      <text:p text:style-name="Preformatted_20_Text"/>
      <text:p text:style-name="Preformatted_20_Text"><text:soft-page-break/><text:span text:style-name="Source_20_Text"><text:s text:c="4"/>def __str__(self):</text:span></text:p>
      <text:p text:style-name="P1"><text:span text:style-name="Source_20_Text"><text:s text:c="8"/>return f"{self.etternavn}, {self.fornavn}"</text:span></text:p>
      <text:h text:style-name="Heading_20_3" text:outline-level="3"><text:span text:style-name="Source_20_Text">medlemmer/admin.py</text:span></text:h>
      <text:p text:style-name="Preformatted_20_Text"><text:span text:style-name="Source_20_Text">from django.contrib import admin</text:span></text:p>
      <text:p text:style-name="Preformatted_20_Text"><text:span text:style-name="Source_20_Text">from .models import Medlem</text:span></text:p>
      <text:p text:style-name="Preformatted_20_Text"/>
      <text:p text:style-name="Preformatted_20_Text"><text:span text:style-name="Source_20_Text">@admin.register(Medlem)</text:span></text:p>
      <text:p text:style-name="Preformatted_20_Text"><text:span text:style-name="Source_20_Text">class MedlemAdmin(admin.ModelAdmin):</text:span></text:p>
      <text:p text:style-name="Preformatted_20_Text"><text:span text:style-name="Source_20_Text"><text:s text:c="4"/>list_display = ('etternavn', 'fornavn', 'epost', 'telefon', 'opprettet')</text:span></text:p>
      <text:p text:style-name="P1"><text:span text:style-name="Source_20_Text"><text:s text:c="4"/>search_fields = ('fornavn', 'etternavn', 'epost')</text:span></text:p>
      <text:p text:style-name="Horizontal_20_Line"/>
      <text:h text:style-name="Heading_20_2" text:outline-level="2">7) Skjema, views og URL-er</text:h>
      <text:h text:style-name="Heading_20_3" text:outline-level="3"><text:span text:style-name="Source_20_Text">medlemmer/forms.py</text:span></text:h>
      <text:p text:style-name="Preformatted_20_Text"><text:span text:style-name="Source_20_Text">from django import forms</text:span></text:p>
      <text:p text:style-name="Preformatted_20_Text"><text:span text:style-name="Source_20_Text">from .models import Medlem</text:span></text:p>
      <text:p text:style-name="Preformatted_20_Text"/>
      <text:p text:style-name="Preformatted_20_Text"><text:span text:style-name="Source_20_Text">class MedlemForm(forms.ModelForm):</text:span></text:p>
      <text:p text:style-name="Preformatted_20_Text"><text:span text:style-name="Source_20_Text"><text:s text:c="4"/>class Meta:</text:span></text:p>
      <text:p text:style-name="Preformatted_20_Text"><text:span text:style-name="Source_20_Text"><text:s text:c="8"/>model = Medlem</text:span></text:p>
      <text:p text:style-name="P1"><text:span text:style-name="Source_20_Text"><text:s text:c="8"/>fields = ['fornavn', 'etternavn', 'epost', 'telefon']</text:span></text:p>
      <text:h text:style-name="Heading_20_3" text:outline-level="3"><text:span text:style-name="Source_20_Text">medlemmer/views.py</text:span></text:h>
      <text:p text:style-name="Preformatted_20_Text"><text:span text:style-name="Source_20_Text">from django.contrib.auth.decorators import login_required</text:span></text:p>
      <text:p text:style-name="Preformatted_20_Text"><text:span text:style-name="Source_20_Text">from django.shortcuts import render, redirect</text:span></text:p>
      <text:p text:style-name="Preformatted_20_Text"><text:span text:style-name="Source_20_Text">from .forms import MedlemForm</text:span></text:p>
      <text:p text:style-name="Preformatted_20_Text"><text:span text:style-name="Source_20_Text">from .models import Medlem</text:span></text:p>
      <text:p text:style-name="Preformatted_20_Text"/>
      <text:p text:style-name="Preformatted_20_Text"/>
      <text:p text:style-name="Preformatted_20_Text"><text:span text:style-name="Source_20_Text">def index(request):</text:span></text:p>
      <text:p text:style-name="Preformatted_20_Text"><text:span text:style-name="Source_20_Text"><text:s text:c="4"/>return render(request, 'index.html')</text:span></text:p>
      <text:p text:style-name="Preformatted_20_Text"/>
      <text:p text:style-name="Preformatted_20_Text"/>
      <text:p text:style-name="Preformatted_20_Text"><text:span text:style-name="Source_20_Text">def medlem_ny(request):</text:span></text:p>
      <text:p text:style-name="Preformatted_20_Text"><text:span text:style-name="Source_20_Text"><text:s text:c="4"/>if request.method == 'POST':</text:span></text:p>
      <text:p text:style-name="Preformatted_20_Text"><text:span text:style-name="Source_20_Text"><text:s text:c="8"/>form = MedlemForm(request.POST)</text:span></text:p>
      <text:p text:style-name="Preformatted_20_Text"><text:span text:style-name="Source_20_Text"><text:s text:c="8"/>if form.is_valid():</text:span></text:p>
      <text:p text:style-name="Preformatted_20_Text"><text:span text:style-name="Source_20_Text"><text:s text:c="12"/>form.save()</text:span></text:p>
      <text:p text:style-name="Preformatted_20_Text"><text:span text:style-name="Source_20_Text"><text:s text:c="12"/>return redirect('medlem_liste'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form = MedlemForm()</text:span></text:p>
      <text:p text:style-name="Preformatted_20_Text"><text:span text:style-name="Source_20_Text"><text:s text:c="4"/>return render(request, 'medlemmer/medlem_form.html', {'form': form})</text:span></text:p>
      <text:p text:style-name="Preformatted_20_Text"/>
      <text:p text:style-name="Preformatted_20_Text"/>
      <text:p text:style-name="Preformatted_20_Text"><text:span text:style-name="Source_20_Text">@login_required</text:span></text:p>
      <text:p text:style-name="Preformatted_20_Text"><text:span text:style-name="Source_20_Text">def medlem_liste(request):</text:span></text:p>
      <text:p text:style-name="Preformatted_20_Text"><text:span text:style-name="Source_20_Text"><text:s text:c="4"/>medlemmer = Medlem.objects.all()</text:span></text:p>
      <text:p text:style-name="P1"><text:span text:style-name="Source_20_Text"><text:s text:c="4"/>return render(request, 'medlemmer/medlem_list.html', {'medlemmer': medlemmer})</text:span></text:p>
      <text:h text:style-name="Heading_20_3" text:outline-level="3"><text:soft-page-break/><text:span text:style-name="Source_20_Text">konservativt/urls.py</text:span></text:h>
      <text:p text:style-name="Preformatted_20_Text"><text:span text:style-name="Source_20_Text">from django.contrib import admin</text:span></text:p>
      <text:p text:style-name="Preformatted_20_Text"><text:span text:style-name="Source_20_Text">from django.urls import path</text:span></text:p>
      <text:p text:style-name="Preformatted_20_Text"><text:span text:style-name="Source_20_Text">from medlemmer import views as mv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admin/', admin.site.urls),</text:span></text:p>
      <text:p text:style-name="Preformatted_20_Text"><text:span text:style-name="Source_20_Text"><text:s text:c="4"/>path('', mv.index, name='hjem'),</text:span></text:p>
      <text:p text:style-name="Preformatted_20_Text"><text:span text:style-name="Source_20_Text"><text:s text:c="4"/>path('medlemmer/ny/', mv.medlem_ny, name='medlem_ny'),</text:span></text:p>
      <text:p text:style-name="Preformatted_20_Text"><text:span text:style-name="Source_20_Text"><text:s text:c="4"/>path('medlemmer/liste/', mv.medlem_liste, name='medlem_liste'),</text:span></text:p>
      <text:p text:style-name="P1"><text:span text:style-name="Source_20_Text">]</text:span></text:p>
      <text:p text:style-name="Horizontal_20_Line"/>
      <text:h text:style-name="Heading_20_2" text:outline-level="2">8) Templates</text:h>
      <text:h text:style-name="Heading_20_3" text:outline-level="3"><text:span text:style-name="Source_20_Text">templates/base.html</text:span></text:h>
      <text:p text:style-name="Preformatted_20_Text"><text:span text:style-name="Source_20_Text">&lt;!doctype html&gt;</text:span></text:p>
      <text:p text:style-name="Preformatted_20_Text"><text:span text:style-name="Source_20_Text">&lt;html lang="nb"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meta charset="utf-8" /&gt;</text:span></text:p>
      <text:p text:style-name="Preformatted_20_Text"><text:span text:style-name="Source_20_Text"><text:s text:c="4"/>&lt;meta name="viewport" content="width=device-width, initial-scale=1" /&gt;</text:span></text:p>
      <text:p text:style-name="Preformatted_20_Text"><text:span text:style-name="Source_20_Text"><text:s text:c="4"/>&lt;title&gt;{% block title %}Konservativt{% endblock %}&lt;/title&gt;</text:span></text:p>
      <text:p text:style-name="Preformatted_20_Text"><text:span text:style-name="Source_20_Text"><text:s text:c="4"/>&lt;link rel="icon" href="/static/img/logo.svg"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header style="padding:1rem;border-bottom:1px solid #ddd;display:flex;gap:.75rem;align-items:center;"&gt;</text:span></text:p>
      <text:p text:style-name="Preformatted_20_Text"><text:span text:style-name="Source_20_Text"><text:s text:c="6"/>&lt;img src="/static/img/logo.svg" alt="Logo" width="28" height="28" /&gt;</text:span></text:p>
      <text:p text:style-name="Preformatted_20_Text"><text:span text:style-name="Source_20_Text"><text:s text:c="6"/>&lt;nav style="display:flex;gap:1rem;"&gt;</text:span></text:p>
      <text:p text:style-name="Preformatted_20_Text"><text:span text:style-name="Source_20_Text"><text:s text:c="8"/>&lt;a href="/"&gt;Hjem&lt;/a&gt;</text:span></text:p>
      <text:p text:style-name="Preformatted_20_Text"><text:span text:style-name="Source_20_Text"><text:s text:c="8"/>&lt;a href="/medlemmer/ny/"&gt;Nytt medlem&lt;/a&gt;</text:span></text:p>
      <text:p text:style-name="Preformatted_20_Text"><text:span text:style-name="Source_20_Text"><text:s text:c="8"/>&lt;a href="/medlemmer/liste/"&gt;Liste (krever innlogging)&lt;/a&gt;</text:span></text:p>
      <text:p text:style-name="Preformatted_20_Text"><text:span text:style-name="Source_20_Text"><text:s text:c="8"/>&lt;a href="/admin/"&gt;Admin&lt;/a&gt;</text:span></text:p>
      <text:p text:style-name="Preformatted_20_Text"><text:span text:style-name="Source_20_Text"><text:s text:c="6"/>&lt;/nav&gt;</text:span></text:p>
      <text:p text:style-name="Preformatted_20_Text"><text:span text:style-name="Source_20_Text"><text:s text:c="4"/>&lt;/header&gt;</text:span></text:p>
      <text:p text:style-name="Preformatted_20_Text"><text:span text:style-name="Source_20_Text"><text:s text:c="4"/>&lt;main style="max-width:900px;margin:2rem auto;padding:0 1rem;"&gt;</text:span></text:p>
      <text:p text:style-name="Preformatted_20_Text"><text:span text:style-name="Source_20_Text"><text:s text:c="6"/>{% if messages %}</text:span></text:p>
      <text:p text:style-name="Preformatted_20_Text"><text:span text:style-name="Source_20_Text"><text:s text:c="8"/>&lt;ul&gt;</text:span></text:p>
      <text:p text:style-name="Preformatted_20_Text"><text:span text:style-name="Source_20_Text"><text:s text:c="10"/>{% for message in messages %}&lt;li&gt;{{ message }}&lt;/li&gt;{% endfor %}</text:span></text:p>
      <text:p text:style-name="Preformatted_20_Text"><text:span text:style-name="Source_20_Text"><text:s text:c="8"/>&lt;/ul&gt;</text:span></text:p>
      <text:p text:style-name="Preformatted_20_Text"><text:span text:style-name="Source_20_Text"><text:s text:c="6"/>{% endif %}</text:span></text:p>
      <text:p text:style-name="Preformatted_20_Text"><text:span text:style-name="Source_20_Text"><text:s text:c="6"/>{% block content %}{% endblock %}</text:span></text:p>
      <text:p text:style-name="Preformatted_20_Text"><text:span text:style-name="Source_20_Text"><text:s text:c="4"/>&lt;/main&gt;</text:span></text:p>
      <text:p text:style-name="Preformatted_20_Text"><text:span text:style-name="Source_20_Text"><text:s text:c="2"/>&lt;/body&gt;</text:span></text:p>
      <text:p text:style-name="P1"><text:span text:style-name="Source_20_Text">&lt;/html&gt;</text:span></text:p>
      <text:h text:style-name="Heading_20_3" text:outline-level="3"><text:span text:style-name="Source_20_Text">templates/index.html</text:span></text:h>
      <text:p text:style-name="Preformatted_20_Text"><text:span text:style-name="Source_20_Text">{% extends 'base.html' %}</text:span></text:p>
      <text:p text:style-name="Preformatted_20_Text"><text:span text:style-name="Source_20_Text">{% block title %}Hjem · Konservativt{% endblock %}</text:span></text:p>
      <text:p text:style-name="Preformatted_20_Text"><text:span text:style-name="Source_20_Text">{% block content %}</text:span></text:p>
      <text:p text:style-name="Preformatted_20_Text"><text:span text:style-name="Source_20_Text"><text:s text:c="2"/>&lt;h1&gt;Velkommen&lt;/h1&gt;</text:span></text:p>
      <text:p text:style-name="Preformatted_20_Text"><text:span text:style-name="Source_20_Text"><text:s text:c="2"/>&lt;p&gt;Minimal MVP: registrer medlemmer og list dem i admin eller i en enkel oversikt.&lt;/p&gt;</text:span></text:p>
      <text:p text:style-name="P1"><text:soft-page-break/><text:span text:style-name="Source_20_Text">{% endblock %}</text:span></text:p>
      <text:h text:style-name="Heading_20_3" text:outline-level="3"><text:span text:style-name="Source_20_Text">templates/medlemmer/medlem_form.html</text:span></text:h>
      <text:p text:style-name="Preformatted_20_Text"><text:span text:style-name="Source_20_Text">{% extends 'base.html' %}</text:span></text:p>
      <text:p text:style-name="Preformatted_20_Text"><text:span text:style-name="Source_20_Text">{% block title %}Nytt medlem{% endblock %}</text:span></text:p>
      <text:p text:style-name="Preformatted_20_Text"><text:span text:style-name="Source_20_Text">{% block content %}</text:span></text:p>
      <text:p text:style-name="Preformatted_20_Text"><text:span text:style-name="Source_20_Text"><text:s text:c="2"/>&lt;h1&gt;Nytt medlem&lt;/h1&gt;</text:span></text:p>
      <text:p text:style-name="Preformatted_20_Text"><text:span text:style-name="Source_20_Text"><text:s text:c="2"/>&lt;form method="post"&gt;</text:span></text:p>
      <text:p text:style-name="Preformatted_20_Text"><text:span text:style-name="Source_20_Text"><text:s text:c="4"/>{% csrf_token %}</text:span></text:p>
      <text:p text:style-name="Preformatted_20_Text"><text:span text:style-name="Source_20_Text"><text:s text:c="4"/>{{ form.as_p }}</text:span></text:p>
      <text:p text:style-name="Preformatted_20_Text"><text:span text:style-name="Source_20_Text"><text:s text:c="4"/>&lt;button type="submit"&gt;Lagre&lt;/button&gt;</text:span></text:p>
      <text:p text:style-name="Preformatted_20_Text"><text:span text:style-name="Source_20_Text"><text:s text:c="2"/>&lt;/form&gt;</text:span></text:p>
      <text:p text:style-name="P1"><text:span text:style-name="Source_20_Text">{% endblock %}</text:span></text:p>
      <text:h text:style-name="Heading_20_3" text:outline-level="3"><text:span text:style-name="Source_20_Text">templates/medlemmer/medlem_list.html</text:span></text:h>
      <text:p text:style-name="Preformatted_20_Text"><text:span text:style-name="Source_20_Text">{% extends 'base.html' %}</text:span></text:p>
      <text:p text:style-name="Preformatted_20_Text"><text:span text:style-name="Source_20_Text">{% block title %}Medlemsliste{% endblock %}</text:span></text:p>
      <text:p text:style-name="Preformatted_20_Text"><text:span text:style-name="Source_20_Text">{% block content %}</text:span></text:p>
      <text:p text:style-name="Preformatted_20_Text"><text:span text:style-name="Source_20_Text"><text:s text:c="2"/>&lt;h1&gt;Medlemmer&lt;/h1&gt;</text:span></text:p>
      <text:p text:style-name="Preformatted_20_Text"><text:span text:style-name="Source_20_Text"><text:s text:c="2"/>&lt;table&gt;</text:span></text:p>
      <text:p text:style-name="Preformatted_20_Text"><text:span text:style-name="Source_20_Text"><text:s text:c="4"/>&lt;thead&gt;&lt;tr&gt;&lt;th&gt;Navn&lt;/th&gt;&lt;th&gt;E‑post&lt;/th&gt;&lt;th&gt;Telefon&lt;/th&gt;&lt;th&gt;Opprettet&lt;/th&gt;&lt;/tr&gt;&lt;/thead&gt;</text:span></text:p>
      <text:p text:style-name="Preformatted_20_Text"><text:span text:style-name="Source_20_Text"><text:s text:c="4"/>&lt;tbody&gt;</text:span></text:p>
      <text:p text:style-name="Preformatted_20_Text"><text:span text:style-name="Source_20_Text"><text:s text:c="6"/>{% for m in medlemmer %}</text:span></text:p>
      <text:p text:style-name="Preformatted_20_Text"><text:span text:style-name="Source_20_Text"><text:s text:c="8"/>&lt;tr&gt;</text:span></text:p>
      <text:p text:style-name="Preformatted_20_Text"><text:span text:style-name="Source_20_Text"><text:s text:c="10"/>&lt;td&gt;{{ m.fornavn }} {{ m.etternavn }}&lt;/td&gt;</text:span></text:p>
      <text:p text:style-name="Preformatted_20_Text"><text:span text:style-name="Source_20_Text"><text:s text:c="10"/>&lt;td&gt;{{ m.epost }}&lt;/td&gt;</text:span></text:p>
      <text:p text:style-name="Preformatted_20_Text"><text:span text:style-name="Source_20_Text"><text:s text:c="10"/>&lt;td&gt;{{ m.telefon }}&lt;/td&gt;</text:span></text:p>
      <text:p text:style-name="Preformatted_20_Text"><text:span text:style-name="Source_20_Text"><text:s text:c="10"/>&lt;td&gt;{{ m.opprettet|date:'Y-m-d H:i' }}&lt;/td&gt;</text:span></text:p>
      <text:p text:style-name="Preformatted_20_Text"><text:span text:style-name="Source_20_Text"><text:s text:c="8"/>&lt;/tr&gt;</text:span></text:p>
      <text:p text:style-name="Preformatted_20_Text"><text:span text:style-name="Source_20_Text"><text:s text:c="6"/>{% empty %}</text:span></text:p>
      <text:p text:style-name="Preformatted_20_Text"><text:span text:style-name="Source_20_Text"><text:s text:c="8"/>&lt;tr&gt;&lt;td colspan="4"&gt;Ingen registrert enda.&lt;/td&gt;&lt;/tr&gt;</text:span></text:p>
      <text:p text:style-name="Preformatted_20_Text"><text:span text:style-name="Source_20_Text"><text:s text:c="6"/>{% endfor %}</text:span></text:p>
      <text:p text:style-name="Preformatted_20_Text"><text:span text:style-name="Source_20_Text"><text:s text:c="4"/>&lt;/tbody&gt;</text:span></text:p>
      <text:p text:style-name="Preformatted_20_Text"><text:span text:style-name="Source_20_Text"><text:s text:c="2"/>&lt;/table&gt;</text:span></text:p>
      <text:p text:style-name="P1"><text:span text:style-name="Source_20_Text">{% endblock %}</text:span></text:p>
      <text:p text:style-name="Horizontal_20_Line"/>
      <text:h text:style-name="Heading_20_2" text:outline-level="2">9) Statikk, logo og <text:span text:style-name="Source_20_Text">collectstatic</text:span></text:h>
      <text:list text:style-name="L2">
        <text:list-item>
          <text:p text:style-name="P4">Legg en logo i <text:span text:style-name="Source_20_Text">static/img/logo.svg</text:span> (valgfritt).</text:p>
        </text:list-item>
        <text:list-item>
          <text:p text:style-name="P4">I prod: kjør <text:span text:style-name="Source_20_Text">python manage.py collectstatic</text:span> → alt havner i <text:span text:style-name="Source_20_Text">staticfiles/</text:span>.</text:p>
        </text:list-item>
        <text:list-item>
          <text:p text:style-name="P4">Nginx peker til <text:span text:style-name="Source_20_Text">staticfiles/</text:span> (se config under).</text:p>
        </text:list-item>
      </text:list>
      <text:p text:style-name="Horizontal_20_Line"/>
      <text:h text:style-name="Heading_20_2" text:outline-level="2">10) Deploy (PROD – q0.no)</text:h>
      <text:p text:style-name="Text_20_body"><text:span text:style-name="Strong_20_Emphasis">Systempakker (Ubuntu/Debian):</text:span></text:p>
      <text:p text:style-name="Preformatted_20_Text"><text:soft-page-break/><text:span text:style-name="Source_20_Text">sudo apt update</text:span></text:p>
      <text:p text:style-name="Preformatted_20_Text"><text:span text:style-name="Source_20_Text">sudo apt install -y python3.12-venv python3-dev build-essential \</text:span></text:p>
      <text:p text:style-name="P1"><text:span text:style-name="Source_20_Text"><text:s text:c="2"/>default-libmysqlclient-dev mysql-client nginx</text:span></text:p>
      <text:p text:style-name="Text_20_body"><text:span text:style-name="Strong_20_Emphasis">Katalog og venv:</text:span></text:p>
      <text:p text:style-name="Preformatted_20_Text"><text:span text:style-name="Source_20_Text">mkdir -p /home/bjorn/q0.no/konservativt &amp;&amp; cd /home/bjorn/q0.no/konservativt</text:span></text:p>
      <text:p text:style-name="Preformatted_20_Text"><text:span text:style-name="Source_20_Text">python3.12 -m venv venv</text:span></text:p>
      <text:p text:style-name="Preformatted_20_Text"><text:span text:style-name="Source_20_Text">source venv/bin/activate</text:span></text:p>
      <text:p text:style-name="Preformatted_20_Text"><text:span text:style-name="Source_20_Text">pip install --upgrade pip</text:span></text:p>
      <text:p text:style-name="Preformatted_20_Text"><text:span text:style-name="Source_20_Text">pip install -r requirements.txt</text:span></text:p>
      <text:p text:style-name="Preformatted_20_Text"><text:span text:style-name="Source_20_Text">python manage.py migrate</text:span></text:p>
      <text:p text:style-name="P1"><text:span text:style-name="Source_20_Text">python manage.py collectstatic --noinput</text:span></text:p>
      <text:p text:style-name="Text_20_body"><text:span text:style-name="Strong_20_Emphasis">Systemd: </text:span><text:span text:style-name="Strong_20_Emphasis"><text:span text:style-name="Source_20_Text">/etc/systemd/system/konservativt.service</text:span></text:span></text:p>
      <text:p text:style-name="Preformatted_20_Text"><text:span text:style-name="Source_20_Text">[Unit]</text:span></text:p>
      <text:p text:style-name="Preformatted_20_Text"><text:span text:style-name="Source_20_Text">Description=Gunicorn for Konservativt</text:span></text:p>
      <text:p text:style-name="Preformatted_20_Text"><text:span text:style-name="Source_20_Text">After=network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bjorn</text:span></text:p>
      <text:p text:style-name="Preformatted_20_Text"><text:span text:style-name="Source_20_Text">Group=www-data</text:span></text:p>
      <text:p text:style-name="Preformatted_20_Text"><text:span text:style-name="Source_20_Text">WorkingDirectory=/home/bjorn/q0.no/konservativt</text:span></text:p>
      <text:p text:style-name="Preformatted_20_Text"><text:span text:style-name="Source_20_Text">Environment="DJANGO_DEBUG=0"</text:span></text:p>
      <text:p text:style-name="Preformatted_20_Text"><text:span text:style-name="Source_20_Text">EnvironmentFile=/home/bjorn/q0.no/konservativt/.env</text:span></text:p>
      <text:p text:style-name="Preformatted_20_Text"><text:span text:style-name="Source_20_Text">ExecStart=/home/bjorn/q0.no/konservativt/venv/bin/gunicorn \</text:span></text:p>
      <text:p text:style-name="Preformatted_20_Text"><text:span text:style-name="Source_20_Text"><text:s text:c="2"/>--workers 3 --bind unix:/home/bjorn/q0.no/konservativt/konservativt.sock \</text:span></text:p>
      <text:p text:style-name="Preformatted_20_Text"><text:span text:style-name="Source_20_Text"><text:s text:c="2"/>konservativt.wsgi:application</text:span></text:p>
      <text:p text:style-name="Preformatted_20_Text"><text:span text:style-name="Source_20_Text">Restart=always</text:span></text:p>
      <text:p text:style-name="Preformatted_20_Text"/>
      <text:p text:style-name="Preformatted_20_Text"><text:span text:style-name="Source_20_Text">[Install]</text:span></text:p>
      <text:p text:style-name="P1"><text:span text:style-name="Source_20_Text">WantedBy=multi-user.target</text:span></text:p>
      <text:p text:style-name="Text_20_body"><text:span text:style-name="Strong_20_Emphasis">Nginx: </text:span><text:span text:style-name="Strong_20_Emphasis"><text:span text:style-name="Source_20_Text">/etc/nginx/sites-available/konservativt</text:span></text:span></text:p>
      <text:p text:style-name="Preformatted_20_Text"><text:span text:style-name="Source_20_Text">server {</text:span></text:p>
      <text:p text:style-name="Preformatted_20_Text"><text:span text:style-name="Source_20_Text"><text:s text:c="4"/>listen 80;</text:span></text:p>
      <text:p text:style-name="Preformatted_20_Text"><text:span text:style-name="Source_20_Text"><text:s text:c="4"/>server_name q0.no;</text:span></text:p>
      <text:p text:style-name="Preformatted_20_Text"/>
      <text:p text:style-name="Preformatted_20_Text"><text:span text:style-name="Source_20_Text"><text:s text:c="4"/>location /static/ {</text:span></text:p>
      <text:p text:style-name="Preformatted_20_Text"><text:span text:style-name="Source_20_Text"><text:s text:c="8"/>alias /home/bjorn/q0.no/konservativt/staticfiles/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location / {</text:span></text:p>
      <text:p text:style-name="Preformatted_20_Text"><text:span text:style-name="Source_20_Text"><text:s text:c="8"/>include proxy_params;</text:span></text:p>
      <text:p text:style-name="Preformatted_20_Text"><text:span text:style-name="Source_20_Text"><text:s text:c="8"/>proxy_pass http://unix:/home/bjorn/q0.no/konservativt/konservativt.sock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Aktiver og restart:</text:span></text:p>
      <text:p text:style-name="Preformatted_20_Text"><text:span text:style-name="Source_20_Text">sudo ln -s /etc/nginx/sites-available/konservativt /etc/nginx/sites-enabled/</text:span></text:p>
      <text:p text:style-name="Preformatted_20_Text"><text:span text:style-name="Source_20_Text">sudo systemctl daemon-reload</text:span></text:p>
      <text:p text:style-name="Preformatted_20_Text"><text:span text:style-name="Source_20_Text">sudo systemctl enable konservativt --now</text:span></text:p>
      <text:p text:style-name="P1"><text:span text:style-name="Source_20_Text">sudo nginx -t &amp;&amp; sudo systemctl restart nginx</text:span></text:p>
      <text:p text:style-name="Quotations"><text:soft-page-break/>HTTPS: legg til certbot/Let’s Encrypt senere (eller bruk eksisterende q0.no-konfig med 443 og HSTS).</text:p>
      <text:p text:style-name="Horizontal_20_Line"/>
      <text:h text:style-name="Heading_20_2" text:outline-level="2">11) Neste steg (utvidelser)</text:h>
      <text:list text:style-name="L3">
        <text:list-item>
          <text:p text:style-name="P5"><text:span text:style-name="Strong_20_Emphasis">Organisasjonsledd</text:span> (nivå: lokallag/fylkeslag/sentralt, FK til fylke)</text:p>
        </text:list-item>
        <text:list-item>
          <text:p text:style-name="P5"><text:span text:style-name="Strong_20_Emphasis">Verv</text:span> og <text:span text:style-name="Strong_20_Emphasis">MedlemsVerv</text:span> (tilgangsstyring per nivå)</text:p>
        </text:list-item>
        <text:list-item>
          <text:p text:style-name="P5"><text:span text:style-name="Strong_20_Emphasis">Statusfelt</text:span> på <text:span text:style-name="Source_20_Text">Medlem</text:span> (innmeldt/under behandling/godkjent/inaktiv)</text:p>
        </text:list-item>
        <text:list-item>
          <text:p text:style-name="P5"><text:span text:style-name="Strong_20_Emphasis">Søk/filtrering</text:span> i liste + eksport (CSV)</text:p>
        </text:list-item>
        <text:list-item>
          <text:p text:style-name="P5"><text:span text:style-name="Strong_20_Emphasis">Innlogging for medlemmer uten verv</text:span> (begrenset innsyn)</text:p>
        </text:list-item>
      </text:list>
      <text:p text:style-name="Horizontal_20_Line"/>
      <text:h text:style-name="Heading_20_2" text:outline-level="2">12) Feilsjekk</text:h>
      <text:list text:style-name="L4">
        <text:list-item>
          <text:p text:style-name="P6">MySQL-driver: <text:span text:style-name="Source_20_Text">mysqlclient</text:span> krever <text:span text:style-name="Source_20_Text">default-libmysqlclient-dev</text:span> på server.</text:p>
        </text:list-item>
        <text:list-item>
          <text:p text:style-name="P6"><text:span text:style-name="Source_20_Text">ALLOWED_HOSTS</text:span> må inkludere domenet.</text:p>
        </text:list-item>
        <text:list-item>
          <text:p text:style-name="P6">Husk å sette <text:span text:style-name="Source_20_Text">DJANGO_DEBUG=0</text:span> i prod.</text:p>
        </text:list-item>
        <text:list-item>
          <text:p text:style-name="P6">Kjør <text:span text:style-name="Source_20_Text">collectstatic</text:span> etter UI-endringer før du reloader Nginx.</text:p>
        </text:list-item>
      </text:list>
      <text:p text:style-name="Horizontal_20_Line"/>
      <text:p text:style-name="Text_20_body"><text:span text:style-name="Strong_20_Emphasis">Klar til bruk:</text:span> Kjør stegene i kapittel 3 lokalt. Når det virker, last opp til <text:span text:style-name="Source_20_Text">/home/bjorn/q0.no/konservativt</text:span> og følg kapittel 10 for produksjon.</text:p>
      <text:p text:style-name="Standard"/>
      <text:p text:style-name="P7">La oss diskutere prosjektet først!</text:p>
      <text:p text:style-name="P8">Konge. La oss løfte oss litt og sette rammene før vi koder. Her er en <text:span text:style-name="Strong_20_Emphasis">kompakt beslutningspakke</text:span> for hele prosjektet – med tydelige anbefalinger du kan si ja/nei til når du har lest.</text:p>
      <text:h text:style-name="Heading_20_1" text:outline-level="1">Mål &amp; avgrensning</text:h>
      <text:list text:style-name="L5">
        <text:list-item>
          <text:p text:style-name="P9"><text:span text:style-name="Strong_20_Emphasis">North Star:</text:span> Én sannhet for medlemmer, verv/tilganger og (senere) økonomi—med sporbarhet og enkel drift.</text:p>
        </text:list-item>
        <text:list-item>
          <text:p text:style-name="P9"><text:span text:style-name="Strong_20_Emphasis">MVP (fase 1):</text:span> Registrere medlem → godkjenne → tildele verv i lokallag/fylkeslag/sentralt → se lister/filtrere/eksportere.</text:p>
        </text:list-item>
        <text:list-item>
          <text:p text:style-name="P9"><text:span text:style-name="Strong_20_Emphasis">Ikke-mål (nå):</text:span> Komplett fakturasystem, avansert e-postflyt, SSO.</text:p>
        </text:list-item>
      </text:list>
      <text:h text:style-name="Heading_20_1" text:outline-level="1">Arkitekturvalg (anbefalt)</text:h>
      <text:list text:style-name="L6">
        <text:list-item>
          <text:p text:style-name="P10"><text:span text:style-name="Strong_20_Emphasis">Stack:</text:span> Django 5.2 (monolitt) + MySQL 8. Ingen Celery i MVP (kan legges på).</text:p>
        </text:list-item>
        <text:list-item>
          <text:p text:style-name="P10"><text:span text:style-name="Strong_20_Emphasis">App-struktur:</text:span></text:p>
          <text:list>
            <text:list-item>
              <text:p text:style-name="P10"><text:span text:style-name="Source_20_Text">core</text:span> (felles modeller, audit)</text:p>
            </text:list-item>
            <text:list-item>
              <text:p text:style-name="P10"><text:span text:style-name="Source_20_Text">org</text:span> (Fylke, Kommune, Organisasjonsledd)</text:p>
            </text:list-item>
            <text:list-item>
              <text:p text:style-name="P10"><text:span text:style-name="Source_20_Text">people</text:span> (Medlem)</text:p>
            </text:list-item>
            <text:list-item>
              <text:p text:style-name="P10"><text:span text:style-name="Source_20_Text">roles</text:span> (Verv, Tildelinger, tilgangsregler)</text:p>
            </text:list-item>
            <text:list-item>
              <text:p text:style-name="P10"><text:span text:style-name="Source_20_Text">accounts</text:span> (innlogging, policy)</text:p>
            </text:list-item>
            <text:list-item>
              <text:p text:style-name="P10"><text:span text:style-name="Source_20_Text">ops</text:span> (import/eksport, batch, adminverktøy)</text:p>
            </text:list-item>
            <text:list-item>
              <text:p text:style-name="P10">(senere) <text:span text:style-name="Source_20_Text">finance</text:span>, <text:span text:style-name="Source_20_Text">media</text:span></text:p>
            </text:list-item>
          </text:list>
        </text:list-item>
        <text:list-item>
          <text:p text:style-name="P10"><text:span text:style-name="Strong_20_Emphasis">Tilgangsmodell (RBAC):</text:span> “Scope + rolle”</text:p>
          <text:list>
            <text:list-item>
              <text:p text:style-name="P10"><text:span text:style-name="Source_20_Text">Organisasjonsledd</text:span> (type: LOKALLAG | FYLKESLAG | SENTRALT)</text:p>
            </text:list-item>
            <text:list-item>
              <text:p text:style-name="P10"><text:span text:style-name="Source_20_Text">Verv</text:span> (f.eks. leder, kasserer, redaktør)</text:p>
            </text:list-item>
            <text:list-item>
              <text:p text:style-name="P10"><text:span text:style-name="Source_20_Text">RolleTildeling</text:span>: medlem + verv + organisasjonsledd + start/slutt</text:p>
            </text:list-item>
            <text:list-item>
              <text:p text:style-name="P10">Autorisasjon via egendefinert dekorer/mixin som sjekker <text:span text:style-name="Emphasis">scope</text:span> og <text:span text:style-name="Emphasis">rolle</text:span> (enkelt og lesbart). Django-permissions brukes til baseline CRUD.</text:p>
            </text:list-item>
          </text:list>
        </text:list-item>
        <text:list-item>
          <text:p text:style-name="P10"><text:span text:style-name="Strong_20_Emphasis">Audit/etterprøvbarhet:</text:span> <text:span text:style-name="Source_20_Text">AuditLog</text:span> (who/when/what/before/after), <text:span text:style-name="Source_20_Text">soft_delete</text:span> + anonymisering.</text:p>
        </text:list-item>
      </text:list>
      <text:h text:style-name="Heading_20_1" text:outline-level="1"><text:soft-page-break/>Datamodell (kjerne)</text:h>
      <text:list text:style-name="L7">
        <text:list-item>
          <text:p text:style-name="P11"><text:span text:style-name="Strong_20_Emphasis">Medlem</text:span>: fornavn, etternavn, epost (unik), telefon, fødselsdato (senere), kjønn (kodeverk senere), status (PENDING/ACTIVE/INACTIVE), inn/ut-dato, notat.</text:p>
        </text:list-item>
        <text:list-item>
          <text:p text:style-name="P11"><text:span text:style-name="Strong_20_Emphasis">Postnummer</text:span>(managed=False) + <text:span text:style-name="Strong_20_Emphasis">Kommune</text:span> + <text:span text:style-name="Strong_20_Emphasis">Fylke</text:span> + egen tabell <text:span text:style-name="Strong_20_Emphasis">Kommune→Fylke</text:span> (robust mot fylkesendringer).</text:p>
        </text:list-item>
        <text:list-item>
          <text:p text:style-name="P11"><text:span text:style-name="Strong_20_Emphasis">Organisasjonsledd</text:span>: navn, type, FK fylke (nullable for sentralt).</text:p>
        </text:list-item>
        <text:list-item>
          <text:p text:style-name="P11"><text:span text:style-name="Strong_20_Emphasis">Verv</text:span>: navn, beskrivelse, nivå(er) der det kan brukes.</text:p>
        </text:list-item>
        <text:list-item>
          <text:p text:style-name="P11"><text:span text:style-name="Strong_20_Emphasis">RolleTildeling</text:span>: medlem, verv, organisasjonsledd, start/slutt, aktiv bool.</text:p>
        </text:list-item>
        <text:list-item>
          <text:p text:style-name="P11"><text:span text:style-name="Strong_20_Emphasis">Aktivitetslogg</text:span>: modellen + handling + bruker + tidspunkt + diff.</text:p>
        </text:list-item>
        <text:list-item>
          <text:p text:style-name="P11">(senere) <text:span text:style-name="Strong_20_Emphasis">Reskontro</text:span>: konto per medlem, transaksjoner, betalingsstatus.</text:p>
        </text:list-item>
      </text:list>
      <text:h text:style-name="Heading_20_1" text:outline-level="1">Flyt &amp; prosesser</text:h>
      <text:list text:style-name="L8">
        <text:list-item>
          <text:p text:style-name="P12"><text:span text:style-name="Strong_20_Emphasis">Innmelding (åpen):</text:span> Skjema → validering → status=PENDING.</text:p>
        </text:list-item>
        <text:list-item>
          <text:p text:style-name="P12"><text:span text:style-name="Strong_20_Emphasis">Godkjenning (rollekrav):</text:span> Styremedlem i riktig ledd endrer til ACTIVE.</text:p>
        </text:list-item>
        <text:list-item>
          <text:p text:style-name="P12"><text:span text:style-name="Strong_20_Emphasis">Vervtildeling:</text:span> Start-/sluttdato obligatorisk → styrer tilganger.</text:p>
        </text:list-item>
        <text:list-item>
          <text:p text:style-name="P12"><text:span text:style-name="Strong_20_Emphasis">Endringer:</text:span> Alltid logges (audit). Deaktivering fremfor hard delete.</text:p>
        </text:list-item>
        <text:list-item>
          <text:p text:style-name="P12"><text:span text:style-name="Strong_20_Emphasis">Eksport:</text:span> CSV/Excel for styremøter, revisjon, vervlister.</text:p>
        </text:list-item>
      </text:list>
      <text:h text:style-name="Heading_20_1" text:outline-level="1">Sikkerhet &amp; personvern (GDPR)</text:h>
      <text:list text:style-name="L9">
        <text:list-item>
          <text:p text:style-name="P13"><text:span text:style-name="Strong_20_Emphasis">Dataminimering:</text:span> Kun nødvendige felt i MVP.</text:p>
        </text:list-item>
        <text:list-item>
          <text:p text:style-name="P13"><text:span text:style-name="Strong_20_Emphasis">Tilgang:</text:span> Rollebasert; objekt-/scope-sjekker i alle viewsets.</text:p>
        </text:list-item>
        <text:list-item>
          <text:p text:style-name="P13"><text:span text:style-name="Strong_20_Emphasis">Sletting:</text:span> Retensjonsregler + anonymiseringskommando.</text:p>
        </text:list-item>
        <text:list-item>
          <text:p text:style-name="P13"><text:span text:style-name="Strong_20_Emphasis">Logger:</text:span> Audit + admin log; unngå PII i applikasjonsfeil.</text:p>
        </text:list-item>
        <text:list-item>
          <text:p text:style-name="P13"><text:span text:style-name="Strong_20_Emphasis">Backups:</text:span> Daglig DB-dump + 7/30/180-dager retention; testet restore.</text:p>
        </text:list-item>
      </text:list>
      <text:h text:style-name="Heading_20_1" text:outline-level="1">Operasjon &amp; drift</text:h>
      <text:list text:style-name="L10">
        <text:list-item>
          <text:p text:style-name="P14"><text:span text:style-name="Strong_20_Emphasis">Miljøer:</text:span> Dev (lokalt, SQLite) / Staging (MySQL) / Prod (MySQL).</text:p>
        </text:list-item>
        <text:list-item>
          <text:p text:style-name="P14"><text:span text:style-name="Strong_20_Emphasis">Konfig:</text:span> <text:span text:style-name="Source_20_Text">.env</text:span> (ingen hemmeligheter i repo).</text:p>
        </text:list-item>
        <text:list-item>
          <text:p text:style-name="P14"><text:span text:style-name="Strong_20_Emphasis">Migrasjoner:</text:span> Streng disiplin, aldri “fake” i prod.</text:p>
        </text:list-item>
        <text:list-item>
          <text:p text:style-name="P14"><text:span text:style-name="Strong_20_Emphasis">CI/CD (enkelt):</text:span> GitHub Actions -&gt; lint + test -&gt; rsync/SSH deploy.</text:p>
        </text:list-item>
        <text:list-item>
          <text:p text:style-name="P14"><text:soft-page-break/><text:span text:style-name="Strong_20_Emphasis">Overvåking:</text:span> Gunicorn access/error + Nginx + health endpoint.</text:p>
        </text:list-item>
      </text:list>
      <text:h text:style-name="Heading_20_1" text:outline-level="1">Import fra eksisterende kilder (senere)</text:h>
      <text:list text:style-name="L11">
        <text:list-item>
          <text:p text:style-name="P15"><text:span text:style-name="Strong_20_Emphasis">Strategi:</text:span> CSV-import med mapping + “dry-run” validator.</text:p>
        </text:list-item>
        <text:list-item>
          <text:p text:style-name="P15"><text:span text:style-name="Strong_20_Emphasis">Normalisering:</text:span> Postnr/kommune/fylke før persondata.</text:p>
        </text:list-item>
        <text:list-item>
          <text:p text:style-name="P15"><text:span text:style-name="Strong_20_Emphasis">Kvalitet:</text:span> Doble eposter, duplikatdeteksjon, fuzzy navn via rapport.</text:p>
        </text:list-item>
      </text:list>
      <text:h text:style-name="Heading_20_1" text:outline-level="1">UI/UX (enkelt men effektivt)</text:h>
      <text:list text:style-name="L12">
        <text:list-item>
          <text:p text:style-name="P16"><text:span text:style-name="Strong_20_Emphasis">Navigasjon:</text:span> Modulkort for Medlemmer / Organisasjon / Verv / Admin.</text:p>
        </text:list-item>
        <text:list-item>
          <text:p text:style-name="P16"><text:span text:style-name="Strong_20_Emphasis">Lister:</text:span> Søk, filter (ledd, status, fylke), paginering, eksport-knapp.</text:p>
        </text:list-item>
        <text:list-item>
          <text:p text:style-name="P16"><text:span text:style-name="Strong_20_Emphasis">Skjemaer:</text:span> Ryddige, hjelpetekster, valideringsfeil over felt.</text:p>
        </text:list-item>
        <text:list-item>
          <text:p text:style-name="P16"><text:span text:style-name="Strong_20_Emphasis">Tilgangsindikator:</text:span> “Du opererer i: Østfold fylkeslag” i header.</text:p>
        </text:list-item>
      </text:list>
      <text:h text:style-name="Heading_20_1" text:outline-level="1">Navnestandard &amp; kodekvalitet</text:h>
      <text:list text:style-name="L13">
        <text:list-item>
          <text:p text:style-name="P17">Python/PEP8, Django-konvensjoner.</text:p>
        </text:list-item>
        <text:list-item>
          <text:p text:style-name="P17">Prefiks på signaler/kommandoer: <text:span text:style-name="Source_20_Text">konservativt_*</text:span>.</text:p>
        </text:list-item>
        <text:list-item>
          <text:p text:style-name="P17">Tydelige service-funksjoner for autorisasjon (<text:span text:style-name="Source_20_Text">authz.can_*</text:span>).</text:p>
        </text:list-item>
      </text:list>
      <text:h text:style-name="Heading_20_1" text:outline-level="1">Faseplan (foreslått)</text:h>
      <text:list text:style-name="L14">
        <text:list-item>
          <text:p text:style-name="P18"><text:span text:style-name="Strong_20_Emphasis">Sprint 0 (1–2 dager):</text:span> Prosjekt, app-struktur, base-modeller, admin, innlogging, enkel RBAC-dekorator, audit.</text:p>
        </text:list-item>
        <text:list-item>
          <text:p text:style-name="P18"><text:span text:style-name="Strong_20_Emphasis">Sprint 1:</text:span> Innmelding → godkjenning → tildeling verv + lister/filtre/eksport.</text:p>
        </text:list-item>
        <text:list-item>
          <text:p text:style-name="P18"><text:span text:style-name="Strong_20_Emphasis">Sprint 2:</text:span> Kommune/fylke-tabeller, postnummeroppslag, statusflyt, anonymisering/sletting.</text:p>
        </text:list-item>
        <text:list-item>
          <text:p text:style-name="P18"><text:span text:style-name="Strong_20_Emphasis">Sprint 3:</text:span> Importverktøy (CSV) + rapporter.</text:p>
        </text:list-item>
      </text:list>
      <text:p text:style-name="Horizontal_20_Line"/>
      <text:h text:style-name="Heading_20_2" text:outline-level="2">Min anbefalte baseline (klar til å kjøre videre på)</text:h>
      <text:list text:style-name="L15">
        <text:list-item>
          <text:p text:style-name="P19">Ta Quickstarten jeg la i canvas som “skjelett”.</text:p>
        </text:list-item>
        <text:list-item>
          <text:p text:style-name="P19">Legg til appene <text:span text:style-name="Source_20_Text">org</text:span>, <text:span text:style-name="Source_20_Text">roles</text:span>, <text:span text:style-name="Source_20_Text">people</text:span> iht. modellen over.</text:p>
        </text:list-item>
        <text:list-item>
          <text:p text:style-name="P19">Implementer <text:span text:style-name="Strong_20_Emphasis">RBAC “Scope + rolle”</text:span> fra start; det betaler seg raskt.</text:p>
        </text:list-item>
        <text:list-item>
          <text:p text:style-name="P19"><text:soft-page-break/>Legg inn <text:span text:style-name="Strong_20_Emphasis">AuditLog</text:span> før første produksjonsdata.</text:p>
        </text:list-item>
      </text:list>
      <text:p text:style-name="Text_20_body">Hvis dette treffer slik du ser prosjektet: jeg går rett på å legge til <text:span text:style-name="Source_20_Text">org</text:span>, <text:span text:style-name="Source_20_Text">roles</text:span>, <text:span text:style-name="Source_20_Text">people</text:span> og RBAC-sjekkene i koden i neste steg. Hvis du vil vri på noe (f.eks. bruke django-guardian eller starte med færre apper), si fra—så justerer jeg.</text:p>
      <text:p text:style-name="P20"/>
      <text:p text:style-name="P21">Kjempebra avklaring. Jeg leser dette som: <text:span text:style-name="Strong_20_Emphasis">en ren administrativ portal for partiledelsen</text:span> (4 nivåer), der <text:span text:style-name="Strong_20_Emphasis">medlemmer ikke skal logge inn</text:span>, men <text:span text:style-name="Strong_20_Emphasis">medlemsarkivet</text:span> (tabellen du har) er kilden for personer, fakturering og verv. Under følger en konkret arkitektur og plan som matcher akkurat dette.</text:p>
      <text:h text:style-name="Heading_20_1" text:outline-level="1">1) Kjernearkitektur (moduler)</text:h>
      <text:list text:style-name="L16">
        <text:list-item>
          <text:p text:style-name="P22"><text:span text:style-name="Strong_20_Emphasis">org</text:span> – organisasjonsstruktur (4 nivåer)</text:p>
        </text:list-item>
        <text:list-item>
          <text:p text:style-name="P22"><text:span text:style-name="Strong_20_Emphasis">roles</text:span> – verv/tilganger (rolledefinisjoner + tildelinger m/start–slutt)</text:p>
        </text:list-item>
        <text:list-item>
          <text:p text:style-name="P22"><text:span text:style-name="Strong_20_Emphasis">people</text:span> – <text:span text:style-name="Emphasis">read/write mot eksisterende tabeller</text:span> (medlemmer m.m.)</text:p>
        </text:list-item>
        <text:list-item>
          <text:p text:style-name="P22"><text:span text:style-name="Strong_20_Emphasis">docs</text:span> – dokumentarkiv med skopede mapper og ACL</text:p>
        </text:list-item>
        <text:list-item>
          <text:p text:style-name="P22"><text:span text:style-name="Strong_20_Emphasis">billing</text:span> – fakturaer, linjer, KID/reference, betalinger, reskontro pr medlem</text:p>
        </text:list-item>
        <text:list-item>
          <text:p text:style-name="P22"><text:span text:style-name="Strong_20_Emphasis">accounting</text:span> – (senere) enkel dobbel bokføring for lokallag, fylke og sentralt</text:p>
        </text:list-item>
        <text:list-item>
          <text:p text:style-name="P22"><text:span text:style-name="Strong_20_Emphasis">portal</text:span> – dashboards, rapporter, navigasjon og policy/dekoratorer</text:p>
        </text:list-item>
      </text:list>
      <text:p text:style-name="Quotations"><text:span text:style-name="Strong_20_Emphasis">Kun ledelsen</text:span> har brukere i Django (<text:span text:style-name="Source_20_Text">auth_user</text:span>). Vanlige medlemmer får <text:span text:style-name="Strong_20_Emphasis">ikke</text:span> konto.</text:p>
      <text:p text:style-name="Horizontal_20_Line"/>
      <text:h text:style-name="Heading_20_1" text:outline-level="1">2) Nivåer og tilgang (RBAC m/“scope”)</text:h>
      <text:p text:style-name="Text_20_body"><text:span text:style-name="Strong_20_Emphasis">Nivåer (scope):</text:span></text:p>
      <text:list text:style-name="L17">
        <text:list-item>
          <text:p text:style-name="P23"><text:span text:style-name="Source_20_Text">ADMIN</text:span> (systemeier)</text:p>
        </text:list-item>
        <text:list-item>
          <text:p text:style-name="P23"><text:span text:style-name="Source_20_Text">SENTRALT</text:span></text:p>
        </text:list-item>
        <text:list-item>
          <text:p text:style-name="P23"><text:span text:style-name="Source_20_Text">FYLKE</text:span></text:p>
        </text:list-item>
        <text:list-item>
          <text:p text:style-name="P23"><text:span text:style-name="Source_20_Text">LOKALLAG</text:span> (typisk kommune)</text:p>
        </text:list-item>
      </text:list>
      <text:p text:style-name="Text_20_body"><text:span text:style-name="Strong_20_Emphasis">Regel:</text:span></text:p>
      <text:list text:style-name="L18">
        <text:list-item>
          <text:p text:style-name="P24">Brukerens rettigheter = sum av <text:span text:style-name="Strong_20_Emphasis">verv</text:span> (rolle) tildelt <text:span text:style-name="Strong_20_Emphasis">innen et scope</text:span>.</text:p>
        </text:list-item>
        <text:list-item>
          <text:p text:style-name="P24">Et scope <text:span text:style-name="Strong_20_Emphasis">inkluderer underliggende</text:span>: Fylkesstyre ser sitt fylke <text:span text:style-name="Strong_20_Emphasis">+ alle lokallag i fylket</text:span>. Sentralt ser alt.</text:p>
        </text:list-item>
      </text:list>
      <text:p text:style-name="Text_20_body"><text:span text:style-name="Strong_20_Emphasis">Eksempel matrise (kan justeres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odul</text:p>
            </table:table-cell>
            <table:table-cell table:style-name="Table1.A1" office:value-type="string">
              <text:p text:style-name="Table_20_Heading">Sentralt</text:p>
            </table:table-cell>
            <table:table-cell table:style-name="Table1.A1" office:value-type="string">
              <text:p text:style-name="Table_20_Heading">Fylke</text:p>
            </table:table-cell>
            <table:table-cell table:style-name="Table1.A1" office:value-type="string">
              <text:p text:style-name="Table_20_Heading">Lokallag</text:p>
            </table:table-cell>
          </table:table-row>
        </table:table-header-rows>
        <table:table-row>
          <table:table-cell table:style-name="Table1.A1" office:value-type="string">
            <text:p text:style-name="Table_20_Contents">Medlemsarkiv</text:p>
          </table:table-cell>
          <table:table-cell table:style-name="Table1.A1" office:value-type="string">
            <text:p text:style-name="Table_20_Contents">Lese/Endre alle</text:p>
          </table:table-cell>
          <table:table-cell table:style-name="Table1.A1" office:value-type="string">
            <text:p text:style-name="Table_20_Contents">Lese/Endre medlemmer i eget fylke</text:p>
          </table:table-cell>
          <table:table-cell table:style-name="Table1.A1" office:value-type="string">
            <text:p text:style-name="Table_20_Contents">Lese/Endre medlemmer i eget lag</text:p>
          </table:table-cell>
        </table:table-row>
        <table:table-row>
          <table:table-cell table:style-name="Table1.A1" office:value-type="string">
            <text:p text:style-name="Table_20_Contents">Verv</text:p>
          </table:table-cell>
          <table:table-cell table:style-name="Table1.A1" office:value-type="string">
            <text:p text:style-name="Table_20_Contents">Alle</text:p>
          </table:table-cell>
          <table:table-cell table:style-name="Table1.A1" office:value-type="string">
            <text:p text:style-name="Table_20_Contents">Eget fylke + underlag</text:p>
          </table:table-cell>
          <table:table-cell table:style-name="Table1.A1" office:value-type="string">
            <text:p text:style-name="Table_20_Contents">Eget lag</text:p>
          </table:table-cell>
        </table:table-row>
        <table:table-row>
          <table:table-cell table:style-name="Table1.A1" office:value-type="string">
            <text:p text:style-name="Table_20_Contents">Dokumenter</text:p>
          </table:table-cell>
          <table:table-cell table:style-name="Table1.A1" office:value-type="string">
            <text:p text:style-name="Table_20_Contents">Alle</text:p>
          </table:table-cell>
          <table:table-cell table:style-name="Table1.A1" office:value-type="string">
            <text:p text:style-name="Table_20_Contents">Eget fylke + underlag</text:p>
          </table:table-cell>
          <table:table-cell table:style-name="Table1.A1" office:value-type="string">
            <text:p text:style-name="Table_20_Contents">Eget lag</text:p>
          </table:table-cell>
        </table:table-row>
        <table:table-row>
          <table:table-cell table:style-name="Table1.A1" office:value-type="string">
            <text:p text:style-name="Table_20_Contents">Faktura/Bet.</text:p>
          </table:table-cell>
          <table:table-cell table:style-name="Table1.A1" office:value-type="string">
            <text:p text:style-name="Table_20_Contents">Alle</text:p>
          </table:table-cell>
          <table:table-cell table:style-name="Table1.A1" office:value-type="string">
            <text:p text:style-name="Table_20_Contents">Eget fylke + underlag</text:p>
          </table:table-cell>
          <table:table-cell table:style-name="Table1.A1" office:value-type="string">
            <text:p text:style-name="Table_20_Contents">Eget lag</text:p>
          </table:table-cell>
        </table:table-row>
        <text:soft-page-break/>
        <table:table-row>
          <table:table-cell table:style-name="Table1.A1" office:value-type="string">
            <text:p text:style-name="Table_20_Contents">Regnskap</text:p>
          </table:table-cell>
          <table:table-cell table:style-name="Table1.A1" office:value-type="string">
            <text:p text:style-name="Table_20_Contents">Alle nivåer</text:p>
          </table:table-cell>
          <table:table-cell table:style-name="Table1.A1" office:value-type="string">
            <text:p text:style-name="Table_20_Contents">Eget fylke</text:p>
          </table:table-cell>
          <table:table-cell table:style-name="Table1.A1" office:value-type="string">
            <text:p text:style-name="Table_20_Contents">Eget lag</text:p>
          </table:table-cell>
        </table:table-row>
      </table:table>
      <text:p text:style-name="Horizontal_20_Line"/>
      <text:h text:style-name="Heading_20_1" text:outline-level="1">3) Datamodell (skisse, nøkkeltabeller)</text:h>
      <text:h text:style-name="Heading_20_2" text:outline-level="2">3.1 Organisasjon</text:h>
      <text:list text:style-name="L19">
        <text:list-item>
          <text:p text:style-name="P25"><text:span text:style-name="Strong_20_Emphasis">OrgUnit</text:span>: <text:span text:style-name="Source_20_Text">id</text:span>, <text:span text:style-name="Source_20_Text">navn</text:span>, <text:span text:style-name="Source_20_Text">type</text:span> (<text:span text:style-name="Source_20_Text">SENTRALT|FYLKE|LOKALLAG</text:span>), <text:span text:style-name="Source_20_Text">parent</text:span> (FK til OrgUnit), <text:span text:style-name="Source_20_Text">fylke_id (nullable)</text:span></text:p>
        </text:list-item>
        <text:list-item>
          <text:p text:style-name="P25"><text:span text:style-name="Strong_20_Emphasis">Fylke</text:span>: <text:span text:style-name="Source_20_Text">id</text:span>, <text:span text:style-name="Source_20_Text">navn</text:span> <text:span text:style-name="Emphasis">(kan mappes mot eksisterende tabell)</text:span></text:p>
        </text:list-item>
        <text:list-item>
          <text:p text:style-name="P25"><text:span text:style-name="Strong_20_Emphasis">Lokallag</text:span>: <text:span text:style-name="Source_20_Text">id</text:span>, <text:span text:style-name="Source_20_Text">navn</text:span>, <text:span text:style-name="Source_20_Text">kommune_nr</text:span>, <text:span text:style-name="Source_20_Text">fylke_id</text:span> <text:span text:style-name="Emphasis">(kan mappes mot eksisterende)</text:span></text:p>
        </text:list-item>
      </text:list>
      <text:p text:style-name="Quotations">Trestruktur (parent) gjør det enkelt å finne underliggende scope.</text:p>
      <text:h text:style-name="Heading_20_2" text:outline-level="2">3.2 Verv/tilgang</text:h>
      <text:list text:style-name="L20">
        <text:list-item>
          <text:p text:style-name="P26"><text:span text:style-name="Strong_20_Emphasis">Role (Verv)</text:span>: <text:span text:style-name="Source_20_Text">id</text:span>, <text:span text:style-name="Source_20_Text">navn</text:span>, <text:span text:style-name="Source_20_Text">beskrivelse</text:span>, <text:span text:style-name="Source_20_Text">tillatte_nivåer</text:span></text:p>
        </text:list-item>
        <text:list-item>
          <text:p text:style-name="P26"><text:span text:style-name="Strong_20_Emphasis">RoleAssignment (MedlemsVerv)</text:span>: <text:span text:style-name="Source_20_Text">medlem_id</text:span> → <text:span text:style-name="Source_20_Text">medlemmer.id</text:span> (legacy), <text:span text:style-name="Source_20_Text">role_id</text:span>, <text:span text:style-name="Source_20_Text">orgunit_id</text:span>, <text:span text:style-name="Source_20_Text">startdato</text:span>, <text:span text:style-name="Source_20_Text">sluttdato</text:span>, <text:span text:style-name="Source_20_Text">aktiv</text:span></text:p>
        </text:list-item>
      </text:list>
      <text:p text:style-name="Quotations"><text:span text:style-name="Emphasis">Dette styrer alt av autorisasjon.</text:span></text:p>
      <text:h text:style-name="Heading_20_2" text:outline-level="2">3.3 Medlemsarkiv (legacy)</text:h>
      <text:p text:style-name="Text_20_body">Du oppga <text:span text:style-name="Source_20_Text">medlemmer</text:span>-tabellen. Vi <text:span text:style-name="Strong_20_Emphasis">mapper denne i Django som </text:span><text:span text:style-name="Strong_20_Emphasis"><text:span text:style-name="Source_20_Text">managed=False</text:span></text:span> og peker til <text:span text:style-name="Strong_20_Emphasis">egen DB-tilkobling</text:span> (multi-DB). Feltene blir:</text:p>
      <text:p text:style-name="Preformatted_20_Text"><text:span text:style-name="Source_20_Text"># people/models.py (utdrag)</text:span></text:p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class Medlem(models.Model):</text:span></text:p>
      <text:p text:style-name="Preformatted_20_Text"><text:span text:style-name="Source_20_Text"><text:s text:c="4"/>id = models.AutoField(primary_key=True) <text:s text:c="13"/># int(11)</text:span></text:p>
      <text:p text:style-name="Preformatted_20_Text"><text:span text:style-name="Source_20_Text"><text:s text:c="4"/>fornavn = models.CharField(max_length=100)</text:span></text:p>
      <text:p text:style-name="Preformatted_20_Text"><text:span text:style-name="Source_20_Text"><text:s text:c="4"/>etternavn = models.CharField(max_length=100)</text:span></text:p>
      <text:p text:style-name="Preformatted_20_Text"><text:span text:style-name="Source_20_Text"><text:s text:c="4"/>adresse = models.CharField(max_length=255, null=True, blank=True)</text:span></text:p>
      <text:p text:style-name="Preformatted_20_Text"><text:span text:style-name="Source_20_Text"><text:s text:c="4"/>epost = models.CharField(max_length=150) <text:s text:c="12"/># ikke unik i schema – vi validerer i app</text:span></text:p>
      <text:p text:style-name="Preformatted_20_Text"><text:span text:style-name="Source_20_Text"><text:s text:c="4"/>telefon = models.CharField(max_length=20, null=True, blank=True)</text:span></text:p>
      <text:p text:style-name="Preformatted_20_Text"><text:span text:style-name="Source_20_Text"><text:s text:c="4"/>fodselsdato = models.DateField(null=True, blank=True)</text:span></text:p>
      <text:p text:style-name="Preformatted_20_Text"><text:span text:style-name="Source_20_Text"><text:s text:c="4"/>kjonn = models.CharField(max_length=6, choices=[('mann','mann'),('kvinne','kvinne'),('annet','annet')], null=True, blank=True)</text:span></text:p>
      <text:p text:style-name="Preformatted_20_Text"><text:span text:style-name="Source_20_Text"><text:s text:c="4"/>postnummer = models.CharField(max_length=10, null=True, blank=True)</text:span></text:p>
      <text:p text:style-name="Preformatted_20_Text"><text:span text:style-name="Source_20_Text"><text:s text:c="4"/>poststed = models.CharField(max_length=100, null=True, blank=True)</text:span></text:p>
      <text:p text:style-name="Preformatted_20_Text"><text:span text:style-name="Source_20_Text"><text:s text:c="4"/>registrert_av = models.IntegerField(null=True, blank=True)</text:span></text:p>
      <text:p text:style-name="Preformatted_20_Text"><text:span text:style-name="Source_20_Text"><text:s text:c="4"/>lokallag = models.IntegerField(db_column='lokallag_id') <text:s text:c="2"/># FK til lokallag-tabell (legacy)</text:span></text:p>
      <text:p text:style-name="Preformatted_20_Text"><text:soft-page-break/><text:span text:style-name="Source_20_Text"><text:s text:c="4"/>opprettet = models.DateTimeField()</text:span></text:p>
      <text:p text:style-name="Preformatted_20_Text"><text:span text:style-name="Source_20_Text"><text:s text:c="4"/>wp_user_id = models.IntegerField(null=True, blank=True)</text:span></text:p>
      <text:p text:style-name="Preformatted_20_Text"><text:span text:style-name="Source_20_Text"><text:s text:c="4"/>status = models.IntegerField() <text:s text:c="21"/># vi lager en enum i app-laget</text:span></text:p>
      <text:p text:style-name="Preformatted_20_Text"/>
      <text:p text:style-name="Preformatted_20_Text"><text:span text:style-name="Source_20_Text"><text:s text:c="4"/>class Meta:</text:span></text:p>
      <text:p text:style-name="Preformatted_20_Text"><text:span text:style-name="Source_20_Text"><text:s text:c="8"/>managed = False</text:span></text:p>
      <text:p text:style-name="P1"><text:span text:style-name="Source_20_Text"><text:s text:c="8"/>db_table = 'medlemmer'</text:span></text:p>
      <text:p text:style-name="Quotations">Andre legacy-tabeller (fylker, lokallag, postnummer osv.) mapper vi tilsvarende med <text:span text:style-name="Source_20_Text">managed=False</text:span>.</text:p>
      <text:h text:style-name="Heading_20_2" text:outline-level="2">3.4 Dokumentarkiv</text:h>
      <text:list text:style-name="L21">
        <text:list-item>
          <text:p text:style-name="P27"><text:span text:style-name="Strong_20_Emphasis">DocFolder</text:span>: <text:span text:style-name="Source_20_Text">id</text:span>, <text:span text:style-name="Source_20_Text">navn</text:span>, <text:span text:style-name="Source_20_Text">orgunit</text:span> (scope), <text:span text:style-name="Source_20_Text">min_role</text:span> (valgfritt terskel)</text:p>
        </text:list-item>
        <text:list-item>
          <text:p text:style-name="P27"><text:span text:style-name="Strong_20_Emphasis">Document</text:span>: <text:span text:style-name="Source_20_Text">id</text:span>, <text:span text:style-name="Source_20_Text">tittel</text:span>, <text:span text:style-name="Source_20_Text">fil</text:span> (FileField), <text:span text:style-name="Source_20_Text">folder</text:span> (FK), <text:span text:style-name="Source_20_Text">tags</text:span>, <text:span text:style-name="Source_20_Text">created_by</text:span>, <text:span text:style-name="Source_20_Text">created_at</text:span></text:p>
        </text:list-item>
      </text:list>
      <text:p text:style-name="Quotations">Les/skriv styres av scope + rolle. Versjonering kan legges til senere.</text:p>
      <text:h text:style-name="Heading_20_2" text:outline-level="2">3.5 Fakturering og betaling</text:h>
      <text:list text:style-name="L22">
        <text:list-item>
          <text:p text:style-name="P28"><text:span text:style-name="Strong_20_Emphasis">Invoice</text:span>: <text:span text:style-name="Source_20_Text">id</text:span>, <text:span text:style-name="Source_20_Text">orgunit_id</text:span> (utsteder), <text:span text:style-name="Source_20_Text">medlem_id</text:span> (mottaker), <text:span text:style-name="Source_20_Text">nummer</text:span>, <text:span text:style-name="Source_20_Text">dato</text:span>, <text:span text:style-name="Source_20_Text">forfall</text:span>, <text:span text:style-name="Source_20_Text">status</text:span> (<text:span text:style-name="Source_20_Text">DRAFT|SENT|PARTPAID|PAID|CANCELLED</text:span>), <text:span text:style-name="Source_20_Text">beløp_sum</text:span>, <text:span text:style-name="Source_20_Text">kid</text:span>/referanse</text:p>
        </text:list-item>
        <text:list-item>
          <text:p text:style-name="P28"><text:span text:style-name="Strong_20_Emphasis">InvoiceLine</text:span>: <text:span text:style-name="Source_20_Text">invoice_id</text:span>, <text:span text:style-name="Source_20_Text">tekst</text:span>, <text:span text:style-name="Source_20_Text">antall</text:span>, <text:span text:style-name="Source_20_Text">enhetspris</text:span>, <text:span text:style-name="Source_20_Text">mva_kode</text:span></text:p>
        </text:list-item>
        <text:list-item>
          <text:p text:style-name="P28"><text:span text:style-name="Strong_20_Emphasis">Payment</text:span>: <text:span text:style-name="Source_20_Text">id</text:span>, <text:span text:style-name="Source_20_Text">invoice_id</text:span>, <text:span text:style-name="Source_20_Text">dato</text:span>, <text:span text:style-name="Source_20_Text">beløp</text:span>, <text:span text:style-name="Source_20_Text">kanal</text:span> (Bank/Vipps/…),<text:line-break/><text:span text:style-name="Source_20_Text">referanse</text:span> (KID/arkivreferanse)</text:p>
        </text:list-item>
      </text:list>
      <text:p text:style-name="Quotations"><text:span text:style-name="Strong_20_Emphasis">Reskontro pr medlem</text:span> kan hentes fra <text:span text:style-name="Source_20_Text">Invoice</text:span>–<text:span text:style-name="Source_20_Text">Payment</text:span>.</text:p>
      <text:h text:style-name="Heading_20_2" text:outline-level="2">3.6 Regnskap (etter fase 1)</text:h>
      <text:list text:style-name="L23">
        <text:list-item>
          <text:p text:style-name="P29"><text:span text:style-name="Strong_20_Emphasis">Account</text:span>: kontoplan pr orgunit</text:p>
        </text:list-item>
        <text:list-item>
          <text:p text:style-name="P29"><text:span text:style-name="Strong_20_Emphasis">JournalEntry</text:span>: <text:span text:style-name="Source_20_Text">id</text:span>, <text:span text:style-name="Source_20_Text">orgunit_id</text:span>, <text:span text:style-name="Source_20_Text">dato</text:span>, <text:span text:style-name="Source_20_Text">bilagsnr</text:span>, <text:span text:style-name="Source_20_Text">tekst</text:span></text:p>
        </text:list-item>
        <text:list-item>
          <text:p text:style-name="P29"><text:span text:style-name="Strong_20_Emphasis">JournalLine</text:span>: <text:span text:style-name="Source_20_Text">entry_id</text:span>, <text:span text:style-name="Source_20_Text">konto</text:span>, <text:span text:style-name="Source_20_Text">debet</text:span>, <text:span text:style-name="Source_20_Text">kredit</text:span>, <text:span text:style-name="Source_20_Text">lenke_til_invoice/payment</text:span> (valgfritt)</text:p>
        </text:list-item>
        <text:list-item>
          <text:p text:style-name="P29">Rapporter: Hovedbok, Saldobalanse, Resultat, Balanse.</text:p>
        </text:list-item>
      </text:list>
      <text:p text:style-name="Horizontal_20_Line"/>
      <text:h text:style-name="Heading_20_1" text:outline-level="1"><text:soft-page-break/>4) Multi-DB oppsett (Django)</text:h>
      <text:p text:style-name="Text_20_body"><text:span text:style-name="Strong_20_Emphasis">Mål:</text:span> La <text:span text:style-name="Source_20_Text">people</text:span>-app (medlemmer m.m.) peke til <text:span text:style-name="Strong_20_Emphasis">eksisterende</text:span> DB<text:line-break/><text:span text:style-name="Source_20_Text">bjornno11_konservativt_medlem</text:span>. Nye moduler går til <text:span text:style-name="Source_20_Text">default</text:span>.</text:p>
      <text:p text:style-name="Text_20_body"><text:span text:style-name="Strong_20_Emphasis">settings.py (skisse):</text:span></text:p>
      <text:p text:style-name="Preformatted_20_Text"><text:span text:style-name="Source_20_Text">DATABASES = {</text:span></text:p>
      <text:p text:style-name="Preformatted_20_Text"><text:span text:style-name="Source_20_Text"><text:s text:c="4"/>"default": { <text:s/># ny portal-DB</text:span></text:p>
      <text:p text:style-name="Preformatted_20_Text"><text:span text:style-name="Source_20_Text"><text:s text:c="8"/>"ENGINE": "django.db.backends.mysql",</text:span></text:p>
      <text:p text:style-name="Preformatted_20_Text"><text:span text:style-name="Source_20_Text"><text:s text:c="8"/>"NAME": "bjornno11_django_portal",</text:span></text:p>
      <text:p text:style-name="Preformatted_20_Text"><text:span text:style-name="Source_20_Text"><text:s text:c="8"/>"USER": "...", "PASSWORD": "...", "HOST": "localhost", "PORT": "3306",</text:span></text:p>
      <text:p text:style-name="Preformatted_20_Text"><text:span text:style-name="Source_20_Text"><text:s text:c="8"/>"OPTIONS": {"charset": "utf8mb4", "use_unicode": True},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legacy": { <text:s text:c="2"/># eksisterende medlemsarkiv</text:span></text:p>
      <text:p text:style-name="Preformatted_20_Text"><text:span text:style-name="Source_20_Text"><text:s text:c="8"/>"ENGINE": "django.db.backends.mysql",</text:span></text:p>
      <text:p text:style-name="Preformatted_20_Text"><text:span text:style-name="Source_20_Text"><text:s text:c="8"/>"NAME": "bjornno11_konservativt_medlem",</text:span></text:p>
      <text:p text:style-name="Preformatted_20_Text"><text:span text:style-name="Source_20_Text"><text:s text:c="8"/>"USER": "...", "PASSWORD": "...", "HOST": "10.0.0.2", "PORT": "3306",</text:span></text:p>
      <text:p text:style-name="Preformatted_20_Text"><text:span text:style-name="Source_20_Text"><text:s text:c="8"/>"OPTIONS": {"charset": "utf8mb4", "use_unicode": True},</text:span></text:p>
      <text:p text:style-name="Preformatted_20_Text"><text:span text:style-name="Source_20_Text"><text:s text:c="4"/>},</text:span></text:p>
      <text:p text:style-name="P1"><text:span text:style-name="Source_20_Text">}</text:span></text:p>
      <text:p text:style-name="Text_20_body"><text:span text:style-name="Strong_20_Emphasis">Router (routes people→legacy):</text:span></text:p>
      <text:p text:style-name="Preformatted_20_Text"><text:span text:style-name="Source_20_Text"># konservativt/db_router.py</text:span></text:p>
      <text:p text:style-name="Preformatted_20_Text"><text:span text:style-name="Source_20_Text">class PeopleRouter:</text:span></text:p>
      <text:p text:style-name="Preformatted_20_Text"><text:span text:style-name="Source_20_Text"><text:s text:c="4"/>app_label = "people"</text:span></text:p>
      <text:p text:style-name="Preformatted_20_Text"/>
      <text:p text:style-name="Preformatted_20_Text"><text:span text:style-name="Source_20_Text"><text:s text:c="4"/>def db_for_read(self, model, **hints):</text:span></text:p>
      <text:p text:style-name="Preformatted_20_Text"><text:span text:style-name="Source_20_Text"><text:s text:c="8"/>return "legacy" if model._meta.app_label == self.app_label else None</text:span></text:p>
      <text:p text:style-name="Preformatted_20_Text"/>
      <text:p text:style-name="Preformatted_20_Text"><text:span text:style-name="Source_20_Text"><text:s text:c="4"/>def db_for_write(self, model, **hints):</text:span></text:p>
      <text:p text:style-name="Preformatted_20_Text"><text:span text:style-name="Source_20_Text"><text:s text:c="8"/>return "legacy" if model._meta.app_label == self.app_label else None</text:span></text:p>
      <text:p text:style-name="Preformatted_20_Text"/>
      <text:p text:style-name="Preformatted_20_Text"><text:span text:style-name="Source_20_Text"><text:s text:c="4"/>def allow_migrate(self, db, app_label, model_name=None, **hints):</text:span></text:p>
      <text:p text:style-name="Preformatted_20_Text"><text:span text:style-name="Source_20_Text"><text:s text:c="8"/>if app_label == self.app_label:</text:span></text:p>
      <text:p text:style-name="Preformatted_20_Text"><text:span text:style-name="Source_20_Text"><text:s text:c="12"/>return db == "legacy" <text:s/># ikke migrer via Django hvis managed=False</text:span></text:p>
      <text:p text:style-name="P1"><text:span text:style-name="Source_20_Text"><text:s text:c="8"/>return db == "default"</text:span></text:p>
      <text:p text:style-name="Text_20_body"><text:span text:style-name="Strong_20_Emphasis">settings.py:</text:span></text:p>
      <text:p text:style-name="P1"><text:span text:style-name="Source_20_Text">DATABASE_ROUTERS = ["konservativt.db_router.PeopleRouter"]</text:span></text:p>
      <text:p text:style-name="Quotations">Vi setter <text:span text:style-name="Source_20_Text">managed=False</text:span> for alle legacy-modeller for å <text:span text:style-name="Strong_20_Emphasis">ikke</text:span> la Django endre de tabellene.</text:p>
      <text:p text:style-name="Horizontal_20_Line"/>
      <text:h text:style-name="Heading_20_1" text:outline-level="1">5) Autorisasjon i kode (enkelt og lesbart)</text:h>
      <text:list text:style-name="L24">
        <text:list-item>
          <text:p text:style-name="P30">Egen “policy”-modul med funksjoner som:</text:p>
          <text:list>
            <text:list-item>
              <text:p text:style-name="P30"><text:span text:style-name="Source_20_Text">authz.allowed_orgunits_for(user)</text:span> → liste av orgunit-id’er</text:p>
            </text:list-item>
            <text:list-item>
              <text:p text:style-name="P30"><text:soft-page-break/><text:span text:style-name="Source_20_Text">authz.has_role(user, role_name, orgunit)</text:span></text:p>
            </text:list-item>
            <text:list-item>
              <text:p text:style-name="P30">Dekorator: <text:span text:style-name="Source_20_Text">@require_scope(role="Kasserer", scope="FYLKE")</text:span></text:p>
            </text:list-item>
          </text:list>
        </text:list-item>
        <text:list-item>
          <text:p text:style-name="P30">Alle lister/queries filtrerer på <text:span text:style-name="Source_20_Text">orgunit__in=allowed_orgs</text:span>.</text:p>
        </text:list-item>
      </text:list>
      <text:p text:style-name="Horizontal_20_Line"/>
      <text:h text:style-name="Heading_20_1" text:outline-level="1">6) Brukeropplevelse (portal)</text:h>
      <text:list text:style-name="L25">
        <text:list-item>
          <text:p text:style-name="P31"><text:span text:style-name="Strong_20_Emphasis">Dashboard:</text:span> Tall/varsler pr innlogget scope (u/test: sentralt → systemtall).</text:p>
        </text:list-item>
        <text:list-item>
          <text:p text:style-name="P31"><text:span text:style-name="Strong_20_Emphasis">Medlemsarkiv (read/write):</text:span> Søk, filter (fylke/lag/status), eksport CSV.</text:p>
        </text:list-item>
        <text:list-item>
          <text:p text:style-name="P31"><text:span text:style-name="Strong_20_Emphasis">Verv:</text:span> Rask tildeling med start/slutt, masse-endringer.</text:p>
        </text:list-item>
        <text:list-item>
          <text:p text:style-name="P31"><text:span text:style-name="Strong_20_Emphasis">Dokumenter:</text:span> Mapper pr orgunit, drag’n’drop opplasting, raske delinger.</text:p>
        </text:list-item>
        <text:list-item>
          <text:p text:style-name="P31"><text:span text:style-name="Strong_20_Emphasis">Fakturering:</text:span> Generer faktura (maler), send PDF, registrer betalinger.</text:p>
        </text:list-item>
        <text:list-item>
          <text:p text:style-name="P31"><text:span text:style-name="Strong_20_Emphasis">Rapporter:</text:span> Medlemsstatistikk, verv per lag, faktura/innbetalinger.</text:p>
        </text:list-item>
        <text:list-item>
          <text:p text:style-name="P31"><text:span text:style-name="Strong_20_Emphasis">Regnskap (senere):</text:span> Bilagsregistrering, kontoutdrag, periodeavslutning.</text:p>
        </text:list-item>
      </text:list>
      <text:p text:style-name="Horizontal_20_Line"/>
      <text:h text:style-name="Heading_20_1" text:outline-level="1">7) Faseplan (målrettet)</text:h>
      <text:list text:style-name="L26">
        <text:list-item>
          <text:p text:style-name="P32"><text:span text:style-name="Strong_20_Emphasis">Sprint A – Struktur &amp; RBAC</text:span></text:p>
          <text:list>
            <text:list-item>
              <text:p text:style-name="P32">OrgUnit + trelogikk, Role/RoleAssignment, policy/dekoratorer</text:p>
            </text:list-item>
            <text:list-item>
              <text:p text:style-name="P32">Admin-UI for org/roller</text:p>
            </text:list-item>
          </text:list>
        </text:list-item>
        <text:list-item>
          <text:p text:style-name="P32"><text:span text:style-name="Strong_20_Emphasis">Sprint B – Medlemsarkiv</text:span></text:p>
          <text:list>
            <text:list-item>
              <text:p text:style-name="P32">Legacy-modeller (managed=False), lister/filtre/CRUD etter rolle/scope</text:p>
            </text:list-item>
          </text:list>
        </text:list-item>
        <text:list-item>
          <text:p text:style-name="P32"><text:span text:style-name="Strong_20_Emphasis">Sprint C – Dokumentarkiv</text:span></text:p>
          <text:list>
            <text:list-item>
              <text:p text:style-name="P32">Folder/Document + ACL + opplasting/visning</text:p>
            </text:list-item>
          </text:list>
        </text:list-item>
        <text:list-item>
          <text:p text:style-name="P32"><text:span text:style-name="Strong_20_Emphasis">Sprint D – Faktura &amp; betaling</text:span></text:p>
          <text:list>
            <text:list-item>
              <text:p text:style-name="P32">Invoice/InvoiceLine/Payment + reskontro + CSV-eksport</text:p>
            </text:list-item>
          </text:list>
        </text:list-item>
        <text:list-item>
          <text:p text:style-name="P32"><text:span text:style-name="Strong_20_Emphasis">Sprint E – Regnskap (MVP)</text:span></text:p>
          <text:list>
            <text:list-item>
              <text:p text:style-name="P32">Journal, kontoplan pr orgunit, kobling til faktura/betaling</text:p>
            </text:list-item>
          </text:list>
        </text:list-item>
      </text:list>
      <text:p text:style-name="Horizontal_20_Line"/>
      <text:h text:style-name="Heading_20_1" text:outline-level="1"><text:soft-page-break/>8) Praktiske hensyn</text:h>
      <text:list text:style-name="L27">
        <text:list-item>
          <text:p text:style-name="P33"><text:span text:style-name="Strong_20_Emphasis">Status i </text:span><text:span text:style-name="Strong_20_Emphasis"><text:span text:style-name="Source_20_Text">medlemmer.status</text:span></text:span><text:span text:style-name="Strong_20_Emphasis">:</text:span> Vi definerer en app-enum (f.eks. 0=Uavklart, 1=Aktiv, 2=Inaktiv, 3=Utmeldt) og mapper til tallene, uten å endre schema.</text:p>
        </text:list-item>
        <text:list-item>
          <text:p text:style-name="P33"><text:span text:style-name="Strong_20_Emphasis">E-post unikhet:</text:span> Schema har ikke UNIQUE; vi håndhever det i skjema/validering.</text:p>
        </text:list-item>
        <text:list-item>
          <text:p text:style-name="P33"><text:span text:style-name="Strong_20_Emphasis">Backups:</text:span> Daglig dump av <text:span text:style-name="Emphasis">begge</text:span> databaser (portal + legacy) med testet restore.</text:p>
        </text:list-item>
        <text:list-item>
          <text:p text:style-name="P33"><text:span text:style-name="Strong_20_Emphasis">Logging/Audit:</text:span> Alle endringer på verv, faktura, dokumenter logges med før/etter.</text:p>
        </text:list-item>
      </text:list>
      <text:p text:style-name="Horizontal_20_Line"/>
      <text:h text:style-name="Heading_20_2" text:outline-level="2">Foreslått “go/no-go”</text:h>
      <text:list text:style-name="L28">
        <text:list-item>
          <text:p text:style-name="P34">Bruk <text:span text:style-name="Strong_20_Emphasis">multi-DB</text:span> og <text:span text:style-name="Strong_20_Emphasis">managed=False</text:span> for å jobbe direkte mot tabellen du viste.</text:p>
        </text:list-item>
        <text:list-item>
          <text:p text:style-name="P34">Implementer <text:span text:style-name="Strong_20_Emphasis">RBAC m/scope</text:span> først—det bærer hele portalen.</text:p>
        </text:list-item>
        <text:list-item>
          <text:p text:style-name="P34">Start med <text:span text:style-name="Strong_20_Emphasis">org + roles + people-lister</text:span>, så dokumenter, så fakturering.</text:p>
        </text:list-item>
      </text:list>
      <text:p text:style-name="Text_20_body">Hvis du nikker: jeg kan i neste steg levere <text:span text:style-name="Strong_20_Emphasis">konkrete Django-modeller</text:span> (<text:span text:style-name="Source_20_Text">OrgUnit</text:span>, <text:span text:style-name="Source_20_Text">Role</text:span>, <text:span text:style-name="Source_20_Text">RoleAssignment</text:span>, <text:span text:style-name="Source_20_Text">DocFolder/Document</text:span>, <text:span text:style-name="Source_20_Text">Invoice/Payment</text:span>) + <text:span text:style-name="Strong_20_Emphasis">policy-dekorator</text:span> og grunnruter, koblet til legacy-DB for <text:span text:style-name="Source_20_Text">Medlem</text:span>.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5:46:20.343808891</meta:creation-date>
    <dc:date>2025-08-13T16:19:28.387866043</dc:date>
    <meta:editing-duration>PT15M49S</meta:editing-duration>
    <meta:editing-cycles>2</meta:editing-cycles>
    <meta:generator>LibreOffice/24.8.7.2$Linux_X86_64 LibreOffice_project/480$Build-2</meta:generator>
    <meta:document-statistic meta:table-count="1" meta:image-count="0" meta:object-count="0" meta:page-count="21" meta:paragraph-count="638" meta:word-count="3032" meta:character-count="26239" meta:non-whitespace-character-count="22674"/>
  </office:meta>
</office:document-meta>
</file>